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Pivot_32_Table_32_Corner" style:data-style-name="N0">
      <style:table-cell-properties style:vertical-align="automatic" fo:background-color="transparent"/>
    </style:style>
    <style:style style:name="ce4" style:family="table-cell" style:parent-style-name="Pivot_32_Table_32_Field" style:data-style-name="N0">
      <style:table-cell-properties style:vertical-align="automatic" fo:background-color="transparent"/>
    </style:style>
    <style:style style:name="ce5" style:family="table-cell" style:parent-style-name="Pivot_32_Table_32_Category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6" style:family="table-cell" style:parent-style-name="Pivot_32_Table_32_Value" style:data-style-name="N0">
      <style:table-cell-properties style:vertical-align="automatic" fo:background-color="transparent"/>
    </style:style>
    <style:style style:name="ce7" style:family="table-cell" style:parent-style-name="Pivot_32_Table_32_Title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Pivot_32_Table_32_Res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1.83444444444444cm"/>
    </style:style>
    <style:style style:name="co3" style:family="table-column">
      <style:table-column-properties fo:break-before="auto" style:column-width="2.82222222222222cm" style:use-optimal-column-width="true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oy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rn_1st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9-01T00:00:00" table:style-name="ce2">
            <text:p>09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tton" table:style-name="ta1"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ão Félix do Aragua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úcho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ópolis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é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ápoli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á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ã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'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â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éu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ônio do Leverger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árzea Gran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ácere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ça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ã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íssima Trinda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á da Serra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ça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ário 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ão de Melgaç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é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íder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ão José do Rio Clar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Água Bo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â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ão José dos Quatro Marco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éu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í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ân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ápoli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ímp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ã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í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í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úb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ão Joaquim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ã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çal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ã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ópolis D'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á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á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ão Cascalhei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áu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ão José do Povo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ã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ão José do Xing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ão Pedro da Cip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ãozinh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ória D'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ç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ênc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á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â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'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úlio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úcha do Nor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ã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ão do Sul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ônio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ândia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ônio do Leste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ândi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ão Domingos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'Oeste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é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á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11-21T00:00:00" table:style-name="ce2">
            <text:p>11/21/17</text:p>
          </table:table-cell>
          <table:table-cell office:value-type="date" office:date-value="2018-01-31T00:00:00" table:style-name="ce2">
            <text:p>01/31/18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beans_1st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10-01T00:00:00" table:style-name="ce2">
            <text:p>10/01/17</text:p>
          </table:table-cell>
          <table:table-cell office:value-type="date" office:date-value="2017-12-31T00:00:00" table:style-name="ce2">
            <text:p>12/31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beans_2nd_crop" table:style-name="ta1">
        <table:table-column table:style-name="co1" table:number-columns-repeated="4" table:default-cell-style-name="ce1"/>
        <table:table-column table:style-name="co2" table:number-columns-repeated="16380" table:default-cell-style-name="ce1"/>
        <table:table-row table:style-name="ro1">
          <table:table-cell table:number-columns-repeated="2" table:style-name="ce1"/>
          <table:table-cell office:value-type="string" table:style-name="ce1">
            <text:p>Data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Cod_Munic</text:p>
          </table:table-cell>
          <table:table-cell office:value-type="string" table:style-name="ce1">
            <text:p>Nome_Municipio</text:p>
          </table:table-cell>
          <table:table-cell office:value-type="string" table:style-name="ce1">
            <text:p>Min - start_date</text:p>
          </table:table-cell>
          <table:table-cell office:value-type="string" table:style-name="ce1">
            <text:p>Max - end_date</text:p>
          </table:table-cell>
          <table:table-cell table:number-columns-repeated="16380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string" table:style-name="ce1">
            <text:p>JACI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string" table:style-name="ce1">
            <text:p>BARRA DO BUG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string" table:style-name="ce1">
            <text:p>SAO FELIX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string" table:style-name="ce1">
            <text:p>GENERAL CARNEI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775" table:style-name="ce1">
            <text:p>5775</text:p>
          </table:table-cell>
          <table:table-cell office:value-type="string" table:style-name="ce1">
            <text:p>PEDRA PRE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7917" table:style-name="ce1">
            <text:p>7917</text:p>
          </table:table-cell>
          <table:table-cell office:value-type="string" table:style-name="ce1">
            <text:p>ACORIZ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9049" table:style-name="ce1">
            <text:p>9049</text:p>
          </table:table-cell>
          <table:table-cell office:value-type="string" table:style-name="ce1">
            <text:p>PONTE BRANC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9348" table:style-name="ce1">
            <text:p>9348</text:p>
          </table:table-cell>
          <table:table-cell office:value-type="string" table:style-name="ce1">
            <text:p>ARAGUAINH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12988" table:style-name="ce1">
            <text:p>12988</text:p>
          </table:table-cell>
          <table:table-cell office:value-type="string" table:style-name="ce1">
            <text:p>NOB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028" table:style-name="ce1">
            <text:p>13028</text:p>
          </table:table-cell>
          <table:table-cell office:value-type="string" table:style-name="ce1">
            <text:p>PORTO DOS GAUCH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059" table:style-name="ce1">
            <text:p>13059</text:p>
          </table:table-cell>
          <table:table-cell office:value-type="string" table:style-name="ce1">
            <text:p>RONDONO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3114" table:style-name="ce1">
            <text:p>13114</text:p>
          </table:table-cell>
          <table:table-cell office:value-type="string" table:style-name="ce1">
            <text:p>TORIXORE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3358" table:style-name="ce1">
            <text:p>13358</text:p>
          </table:table-cell>
          <table:table-cell office:value-type="string" table:style-name="ce1">
            <text:p>ARENA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3918" table:style-name="ce1">
            <text:p>13918</text:p>
          </table:table-cell>
          <table:table-cell office:value-type="string" table:style-name="ce1">
            <text:p>CUIAB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6290" table:style-name="ce1">
            <text:p>16290</text:p>
          </table:table-cell>
          <table:table-cell office:value-type="string" table:style-name="ce1">
            <text:p>CHAPADA DOS GUIMARA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6551" table:style-name="ce1">
            <text:p>16551</text:p>
          </table:table-cell>
          <table:table-cell office:value-type="string" table:style-name="ce1">
            <text:p>MIRASSOL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16867" table:style-name="ce1">
            <text:p>16867</text:p>
          </table:table-cell>
          <table:table-cell office:value-type="string" table:style-name="ce1">
            <text:p>ALT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7505" table:style-name="ce1">
            <text:p>17505</text:p>
          </table:table-cell>
          <table:table-cell office:value-type="string" table:style-name="ce1">
            <text:p>NORT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18346" table:style-name="ce1">
            <text:p>18346</text:p>
          </table:table-cell>
          <table:table-cell office:value-type="string" table:style-name="ce1">
            <text:p>GUIRAT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0640" table:style-name="ce1">
            <text:p>20640</text:p>
          </table:table-cell>
          <table:table-cell office:value-type="string" table:style-name="ce1">
            <text:p>TESOU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1182" table:style-name="ce1">
            <text:p>21182</text:p>
          </table:table-cell>
          <table:table-cell office:value-type="string" table:style-name="ce1">
            <text:p>ALTO PARAGUA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1869" table:style-name="ce1">
            <text:p>21869</text:p>
          </table:table-cell>
          <table:table-cell office:value-type="string" table:style-name="ce1">
            <text:p>NOSSA SENHORA DO LIVRAMENT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1948" table:style-name="ce1">
            <text:p>21948</text:p>
          </table:table-cell>
          <table:table-cell office:value-type="string" table:style-name="ce1">
            <text:p>POXORE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4323" table:style-name="ce1">
            <text:p>24323</text:p>
          </table:table-cell>
          <table:table-cell office:value-type="string" table:style-name="ce1">
            <text:p>SANTO ANTONIO DO LEVERGER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4433" table:style-name="ce1">
            <text:p>24433</text:p>
          </table:table-cell>
          <table:table-cell office:value-type="string" table:style-name="ce1">
            <text:p>VARZEA GRAN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5133" table:style-name="ce1">
            <text:p>25133</text:p>
          </table:table-cell>
          <table:table-cell office:value-type="string" table:style-name="ce1">
            <text:p>DIAMANTIN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27090" table:style-name="ce1">
            <text:p>27090</text:p>
          </table:table-cell>
          <table:table-cell office:value-type="string" table:style-name="ce1">
            <text:p>LUCI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28257" table:style-name="ce1">
            <text:p>28257</text:p>
          </table:table-cell>
          <table:table-cell office:value-type="string" table:style-name="ce1">
            <text:p>CACER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28305" table:style-name="ce1">
            <text:p>28305</text:p>
          </table:table-cell>
          <table:table-cell office:value-type="string" table:style-name="ce1">
            <text:p>BARRA DO GAR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30465" table:style-name="ce1">
            <text:p>30465</text:p>
          </table:table-cell>
          <table:table-cell office:value-type="string" table:style-name="ce1">
            <text:p>DOM AQUIN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1206" table:style-name="ce1">
            <text:p>31206</text:p>
          </table:table-cell>
          <table:table-cell office:value-type="string" table:style-name="ce1">
            <text:p>ARIPU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32872" table:style-name="ce1">
            <text:p>32872</text:p>
          </table:table-cell>
          <table:table-cell office:value-type="string" table:style-name="ce1">
            <text:p>VILA BELA DA SANTISSIMA TRINDA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3242" table:style-name="ce1">
            <text:p>33242</text:p>
          </table:table-cell>
          <table:table-cell office:value-type="string" table:style-name="ce1">
            <text:p>TANGARA DA SER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34540" table:style-name="ce1">
            <text:p>34540</text:p>
          </table:table-cell>
          <table:table-cell office:value-type="string" table:style-name="ce1">
            <text:p>ALTO GAR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5350" table:style-name="ce1">
            <text:p>35350</text:p>
          </table:table-cell>
          <table:table-cell office:value-type="string" table:style-name="ce1">
            <text:p>ROSARIO 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5972" table:style-name="ce1">
            <text:p>35972</text:p>
          </table:table-cell>
          <table:table-cell office:value-type="string" table:style-name="ce1">
            <text:p>ITIQU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37358" table:style-name="ce1">
            <text:p>37358</text:p>
          </table:table-cell>
          <table:table-cell office:value-type="string" table:style-name="ce1">
            <text:p>BARAO DE MELGAC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39851" table:style-name="ce1">
            <text:p>39851</text:p>
          </table:table-cell>
          <table:table-cell office:value-type="string" table:style-name="ce1">
            <text:p>POCON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0761" table:style-name="ce1">
            <text:p>40761</text:p>
          </table:table-cell>
          <table:table-cell office:value-type="string" table:style-name="ce1">
            <text:p>PONTES E LACER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29" table:style-name="ce1">
            <text:p>40929</text:p>
          </table:table-cell>
          <table:table-cell office:value-type="string" table:style-name="ce1">
            <text:p>ALTA FLORES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36" table:style-name="ce1">
            <text:p>40936</text:p>
          </table:table-cell>
          <table:table-cell office:value-type="string" table:style-name="ce1">
            <text:p>ARAPUTA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0943" table:style-name="ce1">
            <text:p>40943</text:p>
          </table:table-cell>
          <table:table-cell office:value-type="string" table:style-name="ce1">
            <text:p>PARANAT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0967" table:style-name="ce1">
            <text:p>40967</text:p>
          </table:table-cell>
          <table:table-cell office:value-type="string" table:style-name="ce1">
            <text:p>COLIDER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0998" table:style-name="ce1">
            <text:p>40998</text:p>
          </table:table-cell>
          <table:table-cell office:value-type="string" table:style-name="ce1">
            <text:p>SINOP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045" table:style-name="ce1">
            <text:p>41045</text:p>
          </table:table-cell>
          <table:table-cell office:value-type="string" table:style-name="ce1">
            <text:p>SAO JOSE DO RIO CLA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069" table:style-name="ce1">
            <text:p>41069</text:p>
          </table:table-cell>
          <table:table-cell office:value-type="string" table:style-name="ce1">
            <text:p>AGUA BO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083" table:style-name="ce1">
            <text:p>41083</text:p>
          </table:table-cell>
          <table:table-cell office:value-type="string" table:style-name="ce1">
            <text:p>SANTA TEREZINH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090" table:style-name="ce1">
            <text:p>41090</text:p>
          </table:table-cell>
          <table:table-cell office:value-type="string" table:style-name="ce1">
            <text:p>CANAR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100" table:style-name="ce1">
            <text:p>41100</text:p>
          </table:table-cell>
          <table:table-cell office:value-type="string" table:style-name="ce1">
            <text:p>JAUR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155" table:style-name="ce1">
            <text:p>41155</text:p>
          </table:table-cell>
          <table:table-cell office:value-type="string" table:style-name="ce1">
            <text:p>JUSCIM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289" table:style-name="ce1">
            <text:p>41289</text:p>
          </table:table-cell>
          <table:table-cell office:value-type="string" table:style-name="ce1">
            <text:p>NOVA XAVANTI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399" table:style-name="ce1">
            <text:p>41399</text:p>
          </table:table-cell>
          <table:table-cell office:value-type="string" table:style-name="ce1">
            <text:p>NOVA BRASI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409" table:style-name="ce1">
            <text:p>41409</text:p>
          </table:table-cell>
          <table:table-cell office:value-type="string" table:style-name="ce1">
            <text:p>SAO JOSE DOS QUATRO MARC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1416" table:style-name="ce1">
            <text:p>41416</text:p>
          </table:table-cell>
          <table:table-cell office:value-type="string" table:style-name="ce1">
            <text:p>RIO BRANC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557" table:style-name="ce1">
            <text:p>41557</text:p>
          </table:table-cell>
          <table:table-cell office:value-type="string" table:style-name="ce1">
            <text:p>SALTO DO CE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1564" table:style-name="ce1">
            <text:p>41564</text:p>
          </table:table-cell>
          <table:table-cell office:value-type="string" table:style-name="ce1">
            <text:p>JUI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1571" table:style-name="ce1">
            <text:p>41571</text:p>
          </table:table-cell>
          <table:table-cell office:value-type="string" table:style-name="ce1">
            <text:p>DENIS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192" table:style-name="ce1">
            <text:p>42192</text:p>
          </table:table-cell>
          <table:table-cell office:value-type="string" table:style-name="ce1">
            <text:p>JUA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76" table:style-name="ce1">
            <text:p>42776</text:p>
          </table:table-cell>
          <table:table-cell office:value-type="string" table:style-name="ce1">
            <text:p>MARC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83" table:style-name="ce1">
            <text:p>42783</text:p>
          </table:table-cell>
          <table:table-cell office:value-type="string" table:style-name="ce1">
            <text:p>ALTO TAQUAR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790" table:style-name="ce1">
            <text:p>42790</text:p>
          </table:table-cell>
          <table:table-cell office:value-type="string" table:style-name="ce1">
            <text:p>CAMPINAPOL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800" table:style-name="ce1">
            <text:p>42800</text:p>
          </table:table-cell>
          <table:table-cell office:value-type="string" table:style-name="ce1">
            <text:p>TERRA NOV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17" table:style-name="ce1">
            <text:p>42817</text:p>
          </table:table-cell>
          <table:table-cell office:value-type="string" table:style-name="ce1">
            <text:p>NOVA OLIMP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24" table:style-name="ce1">
            <text:p>42824</text:p>
          </table:table-cell>
          <table:table-cell office:value-type="string" table:style-name="ce1">
            <text:p>NOVA CANA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31" table:style-name="ce1">
            <text:p>42831</text:p>
          </table:table-cell>
          <table:table-cell office:value-type="string" table:style-name="ce1">
            <text:p>INDIAVAI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48" table:style-name="ce1">
            <text:p>42848</text:p>
          </table:table-cell>
          <table:table-cell office:value-type="string" table:style-name="ce1">
            <text:p>PEIXOTO DE AZEVED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55" table:style-name="ce1">
            <text:p>42855</text:p>
          </table:table-cell>
          <table:table-cell office:value-type="string" table:style-name="ce1">
            <text:p>COMODOR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62" table:style-name="ce1">
            <text:p>42862</text:p>
          </table:table-cell>
          <table:table-cell office:value-type="string" table:style-name="ce1">
            <text:p>VILA RIC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879" table:style-name="ce1">
            <text:p>42879</text:p>
          </table:table-cell>
          <table:table-cell office:value-type="string" table:style-name="ce1">
            <text:p>SORRIS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86" table:style-name="ce1">
            <text:p>42886</text:p>
          </table:table-cell>
          <table:table-cell office:value-type="string" table:style-name="ce1">
            <text:p>VE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893" table:style-name="ce1">
            <text:p>42893</text:p>
          </table:table-cell>
          <table:table-cell office:value-type="string" table:style-name="ce1">
            <text:p>PARANAI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03" table:style-name="ce1">
            <text:p>42903</text:p>
          </table:table-cell>
          <table:table-cell office:value-type="string" table:style-name="ce1">
            <text:p>ITAUB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10" table:style-name="ce1">
            <text:p>42910</text:p>
          </table:table-cell>
          <table:table-cell office:value-type="string" table:style-name="ce1">
            <text:p>ARAGUAIA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27" table:style-name="ce1">
            <text:p>42927</text:p>
          </table:table-cell>
          <table:table-cell office:value-type="string" table:style-name="ce1">
            <text:p>NOVO SAO JOAQUI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34" table:style-name="ce1">
            <text:p>42934</text:p>
          </table:table-cell>
          <table:table-cell office:value-type="string" table:style-name="ce1">
            <text:p>GUARANT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41" table:style-name="ce1">
            <text:p>42941</text:p>
          </table:table-cell>
          <table:table-cell office:value-type="string" table:style-name="ce1">
            <text:p>COCALINH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58" table:style-name="ce1">
            <text:p>42958</text:p>
          </table:table-cell>
          <table:table-cell office:value-type="string" table:style-name="ce1">
            <text:p>PORTO ALEGRE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965" table:style-name="ce1">
            <text:p>42965</text:p>
          </table:table-cell>
          <table:table-cell office:value-type="string" table:style-name="ce1">
            <text:p>RESERVA DO CABAC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2972" table:style-name="ce1">
            <text:p>42972</text:p>
          </table:table-cell>
          <table:table-cell office:value-type="string" table:style-name="ce1">
            <text:p>PORTO ESPERIDIA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2989" table:style-name="ce1">
            <text:p>42989</text:p>
          </table:table-cell>
          <table:table-cell office:value-type="string" table:style-name="ce1">
            <text:p>NOVO HORIZONTE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2996" table:style-name="ce1">
            <text:p>42996</text:p>
          </table:table-cell>
          <table:table-cell office:value-type="string" table:style-name="ce1">
            <text:p>PRIMAVERA DO L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3005" table:style-name="ce1">
            <text:p>43005</text:p>
          </table:table-cell>
          <table:table-cell office:value-type="string" table:style-name="ce1">
            <text:p>FIGUEIROPOLIS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3043" table:style-name="ce1">
            <text:p>43043</text:p>
          </table:table-cell>
          <table:table-cell office:value-type="string" table:style-name="ce1">
            <text:p>BRAS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3115" table:style-name="ce1">
            <text:p>43115</text:p>
          </table:table-cell>
          <table:table-cell office:value-type="string" table:style-name="ce1">
            <text:p>JANGA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4341" table:style-name="ce1">
            <text:p>44341</text:p>
          </table:table-cell>
          <table:table-cell office:value-type="string" table:style-name="ce1">
            <text:p>CASTANH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358" table:style-name="ce1">
            <text:p>44358</text:p>
          </table:table-cell>
          <table:table-cell office:value-type="string" table:style-name="ce1">
            <text:p>CAMPO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44372" table:style-name="ce1">
            <text:p>44372</text:p>
          </table:table-cell>
          <table:table-cell office:value-type="string" table:style-name="ce1">
            <text:p>LUCAS DO RIO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389" table:style-name="ce1">
            <text:p>44389</text:p>
          </table:table-cell>
          <table:table-cell office:value-type="string" table:style-name="ce1">
            <text:p>CAMPO NOVO DO PARECI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06" table:style-name="ce1">
            <text:p>44406</text:p>
          </table:table-cell>
          <table:table-cell office:value-type="string" table:style-name="ce1">
            <text:p>MATUP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13" table:style-name="ce1">
            <text:p>44413</text:p>
          </table:table-cell>
          <table:table-cell office:value-type="string" table:style-name="ce1">
            <text:p>TAPURAH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20" table:style-name="ce1">
            <text:p>44420</text:p>
          </table:table-cell>
          <table:table-cell office:value-type="string" table:style-name="ce1">
            <text:p>APIACA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451" table:style-name="ce1">
            <text:p>44451</text:p>
          </table:table-cell>
          <table:table-cell office:value-type="string" table:style-name="ce1">
            <text:p>RIBEIRAO CASCALHEI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4482" table:style-name="ce1">
            <text:p>44482</text:p>
          </table:table-cell>
          <table:table-cell office:value-type="string" table:style-name="ce1">
            <text:p>NOVA MUTU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585" table:style-name="ce1">
            <text:p>44585</text:p>
          </table:table-cell>
          <table:table-cell office:value-type="string" table:style-name="ce1">
            <text:p>JURUE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4602" table:style-name="ce1">
            <text:p>44602</text:p>
          </table:table-cell>
          <table:table-cell office:value-type="string" table:style-name="ce1">
            <text:p>CLAU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46071" table:style-name="ce1">
            <text:p>46071</text:p>
          </table:table-cell>
          <table:table-cell office:value-type="string" table:style-name="ce1">
            <text:p>SAO JOSE DO POV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49425" table:style-name="ce1">
            <text:p>49425</text:p>
          </table:table-cell>
          <table:table-cell office:value-type="string" table:style-name="ce1">
            <text:p>TABAPO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51" table:style-name="ce1">
            <text:p>51451</text:p>
          </table:table-cell>
          <table:table-cell office:value-type="string" table:style-name="ce1">
            <text:p>NOVA BANDEIRANTE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68" table:style-name="ce1">
            <text:p>51468</text:p>
          </table:table-cell>
          <table:table-cell office:value-type="string" table:style-name="ce1">
            <text:p>SAO JOSE DO XING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475" table:style-name="ce1">
            <text:p>51475</text:p>
          </table:table-cell>
          <table:table-cell office:value-type="string" table:style-name="ce1">
            <text:p>PLANALTO DA SERR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482" table:style-name="ce1">
            <text:p>51482</text:p>
          </table:table-cell>
          <table:table-cell office:value-type="string" table:style-name="ce1">
            <text:p>SAO PEDRO DA CIP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499" table:style-name="ce1">
            <text:p>51499</text:p>
          </table:table-cell>
          <table:table-cell office:value-type="string" table:style-name="ce1">
            <text:p>PONTAL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09" table:style-name="ce1">
            <text:p>51509</text:p>
          </table:table-cell>
          <table:table-cell office:value-type="string" table:style-name="ce1">
            <text:p>CONFRES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1516" table:style-name="ce1">
            <text:p>51516</text:p>
          </table:table-cell>
          <table:table-cell office:value-type="string" table:style-name="ce1">
            <text:p>SANTO AFONS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23" table:style-name="ce1">
            <text:p>51523</text:p>
          </table:table-cell>
          <table:table-cell office:value-type="string" table:style-name="ce1">
            <text:p>RIBEIRAOZINH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30" table:style-name="ce1">
            <text:p>51530</text:p>
          </table:table-cell>
          <table:table-cell office:value-type="string" table:style-name="ce1">
            <text:p>GLORIA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547" table:style-name="ce1">
            <text:p>51547</text:p>
          </table:table-cell>
          <table:table-cell office:value-type="string" table:style-name="ce1">
            <text:p>COTRIGUAC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54" table:style-name="ce1">
            <text:p>51554</text:p>
          </table:table-cell>
          <table:table-cell office:value-type="string" table:style-name="ce1">
            <text:p>NOVA MONTE VERD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61" table:style-name="ce1">
            <text:p>51561</text:p>
          </table:table-cell>
          <table:table-cell office:value-type="string" table:style-name="ce1">
            <text:p>ALTO BOA VIS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78" table:style-name="ce1">
            <text:p>51578</text:p>
          </table:table-cell>
          <table:table-cell office:value-type="string" table:style-name="ce1">
            <text:p>QUERENC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85" table:style-name="ce1">
            <text:p>51585</text:p>
          </table:table-cell>
          <table:table-cell office:value-type="string" table:style-name="ce1">
            <text:p>CANABRAV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592" table:style-name="ce1">
            <text:p>51592</text:p>
          </table:table-cell>
          <table:table-cell office:value-type="string" table:style-name="ce1">
            <text:p>SANTA CARMEM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02" table:style-name="ce1">
            <text:p>51602</text:p>
          </table:table-cell>
          <table:table-cell office:value-type="string" table:style-name="ce1">
            <text:p>NOVA MARI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19" table:style-name="ce1">
            <text:p>51619</text:p>
          </table:table-cell>
          <table:table-cell office:value-type="string" table:style-name="ce1">
            <text:p>NOVA GUARI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26" table:style-name="ce1">
            <text:p>51626</text:p>
          </table:table-cell>
          <table:table-cell office:value-type="string" table:style-name="ce1">
            <text:p>NOVA MARI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1633" table:style-name="ce1">
            <text:p>51633</text:p>
          </table:table-cell>
          <table:table-cell office:value-type="string" table:style-name="ce1">
            <text:p>PORTO ESTREL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1640" table:style-name="ce1">
            <text:p>51640</text:p>
          </table:table-cell>
          <table:table-cell office:value-type="string" table:style-name="ce1">
            <text:p>LAMBARI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3947" table:style-name="ce1">
            <text:p>53947</text:p>
          </table:table-cell>
          <table:table-cell office:value-type="string" table:style-name="ce1">
            <text:p>CAMPOS DE JULI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47" table:style-name="ce1">
            <text:p>54647</text:p>
          </table:table-cell>
          <table:table-cell office:value-type="string" table:style-name="ce1">
            <text:p>CARLIN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54" table:style-name="ce1">
            <text:p>54654</text:p>
          </table:table-cell>
          <table:table-cell office:value-type="string" table:style-name="ce1">
            <text:p>FELIZ NAT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61" table:style-name="ce1">
            <text:p>54661</text:p>
          </table:table-cell>
          <table:table-cell office:value-type="string" table:style-name="ce1">
            <text:p>GAUCH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4678" table:style-name="ce1">
            <text:p>54678</text:p>
          </table:table-cell>
          <table:table-cell office:value-type="string" table:style-name="ce1">
            <text:p>NOVA LACER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4685" table:style-name="ce1">
            <text:p>54685</text:p>
          </table:table-cell>
          <table:table-cell office:value-type="string" table:style-name="ce1">
            <text:p>NOVA UBIRAT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692" table:style-name="ce1">
            <text:p>54692</text:p>
          </table:table-cell>
          <table:table-cell office:value-type="string" table:style-name="ce1">
            <text:p>NOVO MUND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719" table:style-name="ce1">
            <text:p>54719</text:p>
          </table:table-cell>
          <table:table-cell office:value-type="string" table:style-name="ce1">
            <text:p>SAPEZA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4726" table:style-name="ce1">
            <text:p>54726</text:p>
          </table:table-cell>
          <table:table-cell office:value-type="string" table:style-name="ce1">
            <text:p>UNIAO DO SUL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07" table:style-name="ce1">
            <text:p>58007</text:p>
          </table:table-cell>
          <table:table-cell office:value-type="string" table:style-name="ce1">
            <text:p>SERRA NOVA DOURAD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14" table:style-name="ce1">
            <text:p>58014</text:p>
          </table:table-cell>
          <table:table-cell office:value-type="string" table:style-name="ce1">
            <text:p>NOVO SANTO ANTONI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21" table:style-name="ce1">
            <text:p>58021</text:p>
          </table:table-cell>
          <table:table-cell office:value-type="string" table:style-name="ce1">
            <text:p>BOM JESUS DO ARAGUA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38" table:style-name="ce1">
            <text:p>58038</text:p>
          </table:table-cell>
          <table:table-cell office:value-type="string" table:style-name="ce1">
            <text:p>CURVE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045" table:style-name="ce1">
            <text:p>58045</text:p>
          </table:table-cell>
          <table:table-cell office:value-type="string" table:style-name="ce1">
            <text:p>NOVA SANTA HELEN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52" table:style-name="ce1">
            <text:p>58052</text:p>
          </table:table-cell>
          <table:table-cell office:value-type="string" table:style-name="ce1">
            <text:p>SANTO ANTONIO DO L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69" table:style-name="ce1">
            <text:p>58069</text:p>
          </table:table-cell>
          <table:table-cell office:value-type="string" table:style-name="ce1">
            <text:p>RONDOLANDI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76" table:style-name="ce1">
            <text:p>58076</text:p>
          </table:table-cell>
          <table:table-cell office:value-type="string" table:style-name="ce1">
            <text:p>COLNIZ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083" table:style-name="ce1">
            <text:p>58083</text:p>
          </table:table-cell>
          <table:table-cell office:value-type="string" table:style-name="ce1">
            <text:p>VALE DE SAO DOMINGOS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090" table:style-name="ce1">
            <text:p>58090</text:p>
          </table:table-cell>
          <table:table-cell office:value-type="string" table:style-name="ce1">
            <text:p>SANTA CRUZ DO XINGU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100" table:style-name="ce1">
            <text:p>58100</text:p>
          </table:table-cell>
          <table:table-cell office:value-type="string" table:style-name="ce1">
            <text:p>CONQUISTA D´OES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80"/>
        </table:table-row>
        <table:table-row table:style-name="ro1">
          <table:table-cell office:value-type="float" office:value="58117" table:style-name="ce1">
            <text:p>58117</text:p>
          </table:table-cell>
          <table:table-cell office:value-type="string" table:style-name="ce1">
            <text:p>SANTA RITA DO TRIVELATO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124" table:style-name="ce1">
            <text:p>58124</text:p>
          </table:table-cell>
          <table:table-cell office:value-type="string" table:style-name="ce1">
            <text:p>NOVA NAZAR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2-20T00:00:00" table:style-name="ce2">
            <text:p>02/20/17</text:p>
          </table:table-cell>
          <table:table-cell table:number-columns-repeated="16380"/>
        </table:table-row>
        <table:table-row table:style-name="ro1">
          <table:table-cell office:value-type="float" office:value="58296" table:style-name="ce1">
            <text:p>58296</text:p>
          </table:table-cell>
          <table:table-cell office:value-type="string" table:style-name="ce1">
            <text:p>IPIRANGA DO NORTE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float" office:value="58306" table:style-name="ce1">
            <text:p>58306</text:p>
          </table:table-cell>
          <table:table-cell office:value-type="string" table:style-name="ce1">
            <text:p>ITANHANGA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otal Result</text:p>
          </table:table-cell>
          <table:table-cell table:style-name="ce1"/>
          <table:table-cell office:value-type="date" office:date-value="2017-01-01T00:00:00" table:style-name="ce2">
            <text:p>01/01/17</text:p>
          </table:table-cell>
          <table:table-cell office:value-type="date" office:date-value="2017-03-10T00:00:00" table:style-name="ce2">
            <text:p>03/10/17</text:p>
          </table:table-cell>
          <table:table-cell table:number-columns-repeated="16380"/>
        </table:table-row>
        <table:table-row table:number-rows-repeated="1048432" table:style-name="ro1">
          <table:table-cell table:number-columns-repeated="16384"/>
        </table:table-row>
      </table:table>
      <table:table table:name="corn_2nd_crop" table:style-name="ta1">
        <table:table-column table:style-name="co1" table:number-columns-repeated="11" table:default-cell-style-name="ce1"/>
        <table:table-column table:style-name="co2" table:number-columns-repeated="16373" table:default-cell-style-name="ce1"/>
        <table:table-row table:style-name="ro1">
          <table:table-cell table:style-name="ce1"/>
          <table:table-cell office:value-type="string" table:style-name="ce1">
            <text:p>Data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lumn A</text:p>
          </table:table-cell>
          <table:table-cell office:value-type="string" table:style-name="ce1">
            <text:p>Min - min_start</text:p>
          </table:table-cell>
          <table:table-cell office:value-type="string" table:style-name="ce1">
            <text:p>Max - max_end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3" table:style-name="ce1"/>
          <table:table-cell office:value-type="string" table:style-name="ce1">
            <text:p>Planting periods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">
            <text:p>Acoriz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];[.I$4:.J$39];2)" table:style-name="ce2">
            <text:p>01/01/17</text:p>
          </table:table-cell>
          <table:table-cell office:value-type="date" office:date-value="2017-02-20T00:00:00" table:formula="of:=VLOOKUP([.C3];[.I$4:.K$39];3)" table:style-name="ce2">
            <text:p>02/20/17</text:p>
          </table:table-cell>
          <table:table-cell table:number-columns-repeated="3" table:style-name="ce1"/>
          <table:table-cell office:value-type="string" table:style-name="ce1">
            <text:p>dec</text:p>
          </table:table-cell>
          <table:table-cell office:value-type="string" table:style-name="ce1">
            <text:p>Start date</text:p>
          </table:table-cell>
          <table:table-cell office:value-type="string" table:style-name="ce1">
            <text:p>end date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Água Bo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4];[.I$4:.J$39];2)" table:style-name="ce2">
            <text:p>01/01/17</text:p>
          </table:table-cell>
          <table:table-cell office:value-type="date" office:date-value="2017-01-31T00:00:00" table:formula="of:=VLOOKUP([.C4];[.I$4:.K$39];3)" table:style-name="ce2">
            <text:p>01/31/17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date" office:date-value="2017-01-01T00:00:00" table:style-name="ce2">
            <text:p>01/01/17</text:p>
          </table:table-cell>
          <table:table-cell office:value-type="date" office:date-value="2017-01-10T00:00:00" table:formula="of:=[.J4]+9" table:style-name="ce2">
            <text:p>01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a Florest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5];[.I$4:.J$39];2)" table:style-name="ce2">
            <text:p>01/01/17</text:p>
          </table:table-cell>
          <table:table-cell office:value-type="date" office:date-value="2017-03-20T00:00:00" table:formula="of:=VLOOKUP([.C5];[.I$4:.K$39];3)" table:style-name="ce2">
            <text:p>03/20/17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date" office:date-value="2017-01-11T00:00:00" table:style-name="ce2">
            <text:p>01/11/17</text:p>
          </table:table-cell>
          <table:table-cell office:value-type="date" office:date-value="2017-01-20T00:00:00" table:formula="of:=[.J5]+9" table:style-name="ce2">
            <text:p>01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Aragua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];[.I$4:.J$39];2)" table:style-name="ce2">
            <text:p>01/01/17</text:p>
          </table:table-cell>
          <table:table-cell office:value-type="date" office:date-value="2017-02-20T00:00:00" table:formula="of:=VLOOKUP([.C6];[.I$4:.K$39];3)" table:style-name="ce2">
            <text:p>02/20/17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date" office:date-value="2017-01-21T00:00:00" table:style-name="ce2">
            <text:p>01/21/17</text:p>
          </table:table-cell>
          <table:table-cell office:value-type="date" office:date-value="2017-01-31T00:00:00" table:style-name="ce2">
            <text:p>01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Boa Vis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];[.I$4:.J$39];2)" table:style-name="ce2">
            <text:p>01/01/17</text:p>
          </table:table-cell>
          <table:table-cell office:value-type="date" office:date-value="2017-02-20T00:00:00" table:formula="of:=VLOOKUP([.C7];[.I$4:.K$39];3)" table:style-name="ce2">
            <text:p>02/20/17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date" office:date-value="2017-02-01T00:00:00" table:style-name="ce2">
            <text:p>02/01/17</text:p>
          </table:table-cell>
          <table:table-cell office:value-type="date" office:date-value="2017-02-10T00:00:00" table:formula="of:=[.J7]+9" table:style-name="ce2">
            <text:p>02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Garça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];[.I$4:.J$39];2)" table:style-name="ce2">
            <text:p>01/01/17</text:p>
          </table:table-cell>
          <table:table-cell office:value-type="date" office:date-value="2017-02-20T00:00:00" table:formula="of:=VLOOKUP([.C8];[.I$4:.K$39];3)" table:style-name="ce2">
            <text:p>02/20/17</text:p>
          </table:table-cell>
          <table:table-cell table:number-columns-repeated="3" table:style-name="ce1"/>
          <table:table-cell office:value-type="float" office:value="5" table:style-name="ce1">
            <text:p>5</text:p>
          </table:table-cell>
          <table:table-cell office:value-type="date" office:date-value="2017-02-11T00:00:00" table:style-name="ce2">
            <text:p>02/11/17</text:p>
          </table:table-cell>
          <table:table-cell office:value-type="date" office:date-value="2017-02-20T00:00:00" table:formula="of:=[.J8]+9" table:style-name="ce2">
            <text:p>02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Paraguai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];[.I$4:.J$39];2)" table:style-name="ce2">
            <text:p>01/01/17</text:p>
          </table:table-cell>
          <table:table-cell office:value-type="date" office:date-value="2017-02-20T00:00:00" table:formula="of:=VLOOKUP([.C9];[.I$4:.K$39];3)" table:style-name="ce2">
            <text:p>02/20/17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date" office:date-value="2017-02-21T00:00:00" table:style-name="ce2">
            <text:p>02/21/17</text:p>
          </table:table-cell>
          <table:table-cell office:value-type="date" office:date-value="2017-02-28T00:00:00" table:style-name="ce2">
            <text:p>02/28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lto Taquari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0];[.I$4:.J$39];2)" table:style-name="ce2">
            <text:p>01/01/17</text:p>
          </table:table-cell>
          <table:table-cell office:value-type="date" office:date-value="2017-02-28T00:00:00" table:formula="of:=VLOOKUP([.C10];[.I$4:.K$39];3)" table:style-name="ce2">
            <text:p>02/28/17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office:value-type="date" office:date-value="2017-03-01T00:00:00" table:style-name="ce2">
            <text:p>03/01/17</text:p>
          </table:table-cell>
          <table:table-cell office:value-type="date" office:date-value="2017-03-10T00:00:00" table:formula="of:=[.J10]+9" table:style-name="ce2">
            <text:p>03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piacás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11];[.I$4:.J$39];2)" table:style-name="ce2">
            <text:p>01/01/17</text:p>
          </table:table-cell>
          <table:table-cell office:value-type="date" office:date-value="2017-03-20T00:00:00" table:formula="of:=VLOOKUP([.C11];[.I$4:.K$39];3)" table:style-name="ce2">
            <text:p>03/20/17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date" office:date-value="2017-03-11T00:00:00" table:style-name="ce2">
            <text:p>03/11/17</text:p>
          </table:table-cell>
          <table:table-cell office:value-type="date" office:date-value="2017-03-20T00:00:00" table:formula="of:=[.J11]+9" table:style-name="ce2">
            <text:p>03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guaian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];[.I$4:.J$39];2)" table:style-name="ce2">
            <text:p>01/01/17</text:p>
          </table:table-cell>
          <table:table-cell office:value-type="date" office:date-value="2017-02-10T00:00:00" table:formula="of:=VLOOKUP([.C12];[.I$4:.K$39];3)" table:style-name="ce2">
            <text:p>02/10/17</text:p>
          </table:table-cell>
          <table:table-cell table:number-columns-repeated="3" table:style-name="ce1"/>
          <table:table-cell office:value-type="float" office:value="9" table:style-name="ce1">
            <text:p>9</text:p>
          </table:table-cell>
          <table:table-cell office:value-type="date" office:date-value="2017-03-21T00:00:00" table:style-name="ce2">
            <text:p>03/21/17</text:p>
          </table:table-cell>
          <table:table-cell office:value-type="date" office:date-value="2017-03-31T00:00:00" table:style-name="ce2">
            <text:p>03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guainh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];[.I$4:.J$39];2)" table:style-name="ce2">
            <text:p>01/01/17</text:p>
          </table:table-cell>
          <table:table-cell office:value-type="date" office:date-value="2017-02-10T00:00:00" table:formula="of:=VLOOKUP([.C13];[.I$4:.K$39];3)" table:style-name="ce2">
            <text:p>02/10/17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office:value-type="date" office:date-value="2017-04-01T00:00:00" table:style-name="ce2">
            <text:p>04/01/17</text:p>
          </table:table-cell>
          <table:table-cell office:value-type="date" office:date-value="2017-04-10T00:00:00" table:formula="of:=[.J13]+9" table:style-name="ce2">
            <text:p>04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aputang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4];[.I$4:.J$39];2)" table:style-name="ce2">
            <text:p>01/01/17</text:p>
          </table:table-cell>
          <table:table-cell office:value-type="date" office:date-value="2017-02-10T00:00:00" table:formula="of:=VLOOKUP([.C14];[.I$4:.K$39];3)" table:style-name="ce2">
            <text:p>02/10/17</text:p>
          </table:table-cell>
          <table:table-cell table:number-columns-repeated="3" table:style-name="ce1"/>
          <table:table-cell office:value-type="float" office:value="11" table:style-name="ce1">
            <text:p>11</text:p>
          </table:table-cell>
          <table:table-cell office:value-type="date" office:date-value="2017-04-11T00:00:00" table:style-name="ce2">
            <text:p>04/11/17</text:p>
          </table:table-cell>
          <table:table-cell office:value-type="date" office:date-value="2017-04-20T00:00:00" table:formula="of:=[.J14]+9" table:style-name="ce2">
            <text:p>04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enápoli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5];[.I$4:.J$39];2)" table:style-name="ce2">
            <text:p>01/01/17</text:p>
          </table:table-cell>
          <table:table-cell office:value-type="date" office:date-value="2017-02-20T00:00:00" table:formula="of:=VLOOKUP([.C15];[.I$4:.K$39];3)" table:style-name="ce2">
            <text:p>02/20/17</text:p>
          </table:table-cell>
          <table:table-cell table:number-columns-repeated="3" table:style-name="ce1"/>
          <table:table-cell office:value-type="float" office:value="12" table:style-name="ce1">
            <text:p>12</text:p>
          </table:table-cell>
          <table:table-cell office:value-type="date" office:date-value="2017-04-21T00:00:00" table:style-name="ce2">
            <text:p>04/21/17</text:p>
          </table:table-cell>
          <table:table-cell office:value-type="date" office:date-value="2017-04-30T00:00:00" table:formula="of:=[.J15]+9" table:style-name="ce2">
            <text:p>04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Aripuanã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6];[.I$4:.J$39];2)" table:style-name="ce2">
            <text:p>01/01/17</text:p>
          </table:table-cell>
          <table:table-cell office:value-type="date" office:date-value="2017-02-28T00:00:00" table:formula="of:=VLOOKUP([.C16];[.I$4:.K$39];3)" table:style-name="ce2">
            <text:p>02/28/17</text:p>
          </table:table-cell>
          <table:table-cell table:number-columns-repeated="3" table:style-name="ce1"/>
          <table:table-cell office:value-type="float" office:value="13" table:style-name="ce1">
            <text:p>13</text:p>
          </table:table-cell>
          <table:table-cell office:value-type="date" office:date-value="2017-05-01T00:00:00" table:style-name="ce2">
            <text:p>05/01/17</text:p>
          </table:table-cell>
          <table:table-cell office:value-type="date" office:date-value="2017-05-10T00:00:00" table:formula="of:=[.J16]+9" table:style-name="ce2">
            <text:p>05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ão de Melgaç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7];[.I$4:.J$39];2)" table:style-name="ce2">
            <text:p>01/01/17</text:p>
          </table:table-cell>
          <table:table-cell office:value-type="date" office:date-value="2017-02-10T00:00:00" table:formula="of:=VLOOKUP([.C17];[.I$4:.K$39];3)" table:style-name="ce2">
            <text:p>02/10/17</text:p>
          </table:table-cell>
          <table:table-cell table:number-columns-repeated="3" table:style-name="ce1"/>
          <table:table-cell office:value-type="float" office:value="14" table:style-name="ce1">
            <text:p>14</text:p>
          </table:table-cell>
          <table:table-cell office:value-type="date" office:date-value="2017-05-11T00:00:00" table:style-name="ce2">
            <text:p>05/11/17</text:p>
          </table:table-cell>
          <table:table-cell office:value-type="date" office:date-value="2017-05-20T00:00:00" table:formula="of:=[.J17]+9" table:style-name="ce2">
            <text:p>05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ra do Bugr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8];[.I$4:.J$39];2)" table:style-name="ce2">
            <text:p>01/01/17</text:p>
          </table:table-cell>
          <table:table-cell office:value-type="date" office:date-value="2017-02-10T00:00:00" table:formula="of:=VLOOKUP([.C18];[.I$4:.K$39];3)" table:style-name="ce2">
            <text:p>02/10/17</text:p>
          </table:table-cell>
          <table:table-cell table:number-columns-repeated="3" table:style-name="ce1"/>
          <table:table-cell office:value-type="float" office:value="15" table:style-name="ce1">
            <text:p>15</text:p>
          </table:table-cell>
          <table:table-cell office:value-type="date" office:date-value="2017-05-21T00:00:00" table:style-name="ce2">
            <text:p>05/21/17</text:p>
          </table:table-cell>
          <table:table-cell office:value-type="date" office:date-value="2017-05-31T00:00:00" table:style-name="ce2">
            <text:p>05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arra do Garça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9];[.I$4:.J$39];2)" table:style-name="ce2">
            <text:p>01/01/17</text:p>
          </table:table-cell>
          <table:table-cell office:value-type="date" office:date-value="2017-02-10T00:00:00" table:formula="of:=VLOOKUP([.C19];[.I$4:.K$39];3)" table:style-name="ce2">
            <text:p>02/10/17</text:p>
          </table:table-cell>
          <table:table-cell table:number-columns-repeated="3" table:style-name="ce1"/>
          <table:table-cell office:value-type="float" office:value="16" table:style-name="ce1">
            <text:p>16</text:p>
          </table:table-cell>
          <table:table-cell office:value-type="date" office:date-value="2017-06-01T00:00:00" table:style-name="ce2">
            <text:p>06/01/17</text:p>
          </table:table-cell>
          <table:table-cell office:value-type="date" office:date-value="2017-06-10T00:00:00" table:formula="of:=[.J19]+9" table:style-name="ce2">
            <text:p>06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om Jesus do Aragua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0];[.I$4:.J$39];2)" table:style-name="ce2">
            <text:p>01/01/17</text:p>
          </table:table-cell>
          <table:table-cell office:value-type="date" office:date-value="2017-02-10T00:00:00" table:formula="of:=VLOOKUP([.C20];[.I$4:.K$39];3)" table:style-name="ce2">
            <text:p>02/10/17</text:p>
          </table:table-cell>
          <table:table-cell table:number-columns-repeated="3" table:style-name="ce1"/>
          <table:table-cell office:value-type="float" office:value="17" table:style-name="ce1">
            <text:p>17</text:p>
          </table:table-cell>
          <table:table-cell office:value-type="date" office:date-value="2017-06-11T00:00:00" table:style-name="ce2">
            <text:p>06/11/17</text:p>
          </table:table-cell>
          <table:table-cell office:value-type="date" office:date-value="2017-06-20T00:00:00" table:formula="of:=[.J20]+9" table:style-name="ce2">
            <text:p>06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Brasnor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1];[.I$4:.J$39];2)" table:style-name="ce2">
            <text:p>01/01/17</text:p>
          </table:table-cell>
          <table:table-cell office:value-type="date" office:date-value="2017-02-10T00:00:00" table:formula="of:=VLOOKUP([.C21];[.I$4:.K$39];3)" table:style-name="ce2">
            <text:p>02/10/17</text:p>
          </table:table-cell>
          <table:table-cell table:number-columns-repeated="3" table:style-name="ce1"/>
          <table:table-cell office:value-type="float" office:value="18" table:style-name="ce1">
            <text:p>18</text:p>
          </table:table-cell>
          <table:table-cell office:value-type="date" office:date-value="2017-06-21T00:00:00" table:style-name="ce2">
            <text:p>06/21/17</text:p>
          </table:table-cell>
          <table:table-cell office:value-type="date" office:date-value="2017-06-30T00:00:00" table:formula="of:=[.J21]+9" table:style-name="ce2">
            <text:p>06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ácere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2];[.I$4:.J$39];2)" table:style-name="ce2">
            <text:p>01/01/17</text:p>
          </table:table-cell>
          <table:table-cell office:value-type="date" office:date-value="2017-02-10T00:00:00" table:formula="of:=VLOOKUP([.C22];[.I$4:.K$39];3)" table:style-name="ce2">
            <text:p>02/10/17</text:p>
          </table:table-cell>
          <table:table-cell table:number-columns-repeated="3" table:style-name="ce1"/>
          <table:table-cell office:value-type="float" office:value="19" table:style-name="ce1">
            <text:p>19</text:p>
          </table:table-cell>
          <table:table-cell office:value-type="date" office:date-value="2017-07-01T00:00:00" table:style-name="ce2">
            <text:p>07/01/17</text:p>
          </table:table-cell>
          <table:table-cell office:value-type="date" office:date-value="2017-07-10T00:00:00" table:formula="of:=[.J22]+9" table:style-name="ce2">
            <text:p>07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inápol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3];[.I$4:.J$39];2)" table:style-name="ce2">
            <text:p>01/01/17</text:p>
          </table:table-cell>
          <table:table-cell office:value-type="date" office:date-value="2017-02-10T00:00:00" table:formula="of:=VLOOKUP([.C23];[.I$4:.K$39];3)" table:style-name="ce2">
            <text:p>02/10/17</text:p>
          </table:table-cell>
          <table:table-cell table:number-columns-repeated="3" table:style-name="ce1"/>
          <table:table-cell office:value-type="float" office:value="20" table:style-name="ce1">
            <text:p>20</text:p>
          </table:table-cell>
          <table:table-cell office:value-type="date" office:date-value="2017-07-11T00:00:00" table:style-name="ce2">
            <text:p>07/11/17</text:p>
          </table:table-cell>
          <table:table-cell office:value-type="date" office:date-value="2017-07-20T00:00:00" table:formula="of:=[.J23]+9" table:style-name="ce2">
            <text:p>07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 Novo do Pareci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24];[.I$4:.J$39];2)" table:style-name="ce2">
            <text:p>01/01/17</text:p>
          </table:table-cell>
          <table:table-cell office:value-type="date" office:date-value="2017-02-10T00:00:00" table:formula="of:=VLOOKUP([.C24];[.I$4:.K$39];3)" table:style-name="ce2">
            <text:p>02/10/17</text:p>
          </table:table-cell>
          <table:table-cell table:number-columns-repeated="3" table:style-name="ce1"/>
          <table:table-cell office:value-type="float" office:value="21" table:style-name="ce1">
            <text:p>21</text:p>
          </table:table-cell>
          <table:table-cell office:value-type="date" office:date-value="2017-07-21T00:00:00" table:style-name="ce2">
            <text:p>07/21/17</text:p>
          </table:table-cell>
          <table:table-cell office:value-type="date" office:date-value="2017-07-31T00:00:00" table:style-name="ce2">
            <text:p>07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 Ver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25];[.I$4:.J$39];2)" table:style-name="ce2">
            <text:p>01/01/17</text:p>
          </table:table-cell>
          <table:table-cell office:value-type="date" office:date-value="2017-02-20T00:00:00" table:formula="of:=VLOOKUP([.C25];[.I$4:.K$39];3)" table:style-name="ce2">
            <text:p>02/20/17</text:p>
          </table:table-cell>
          <table:table-cell table:number-columns-repeated="3" table:style-name="ce1"/>
          <table:table-cell office:value-type="float" office:value="22" table:style-name="ce1">
            <text:p>22</text:p>
          </table:table-cell>
          <table:table-cell office:value-type="date" office:date-value="2017-08-01T00:00:00" table:style-name="ce2">
            <text:p>08/01/17</text:p>
          </table:table-cell>
          <table:table-cell office:value-type="date" office:date-value="2017-08-10T00:00:00" table:formula="of:=[.J25]+9" table:style-name="ce2">
            <text:p>08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mpos de Júli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26];[.I$4:.J$39];2)" table:style-name="ce2">
            <text:p>01/01/17</text:p>
          </table:table-cell>
          <table:table-cell office:value-type="date" office:date-value="2017-02-28T00:00:00" table:formula="of:=VLOOKUP([.C26];[.I$4:.K$39];3)" table:style-name="ce2">
            <text:p>02/28/17</text:p>
          </table:table-cell>
          <table:table-cell table:number-columns-repeated="3" table:style-name="ce1"/>
          <table:table-cell office:value-type="float" office:value="23" table:style-name="ce1">
            <text:p>23</text:p>
          </table:table-cell>
          <table:table-cell office:value-type="date" office:date-value="2017-08-11T00:00:00" table:style-name="ce2">
            <text:p>08/11/17</text:p>
          </table:table-cell>
          <table:table-cell office:value-type="date" office:date-value="2017-08-20T00:00:00" table:formula="of:=[.J26]+9" table:style-name="ce2">
            <text:p>08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abrava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27];[.I$4:.J$39];2)" table:style-name="ce2">
            <text:p>01/01/17</text:p>
          </table:table-cell>
          <table:table-cell office:value-type="date" office:date-value="2017-02-20T00:00:00" table:formula="of:=VLOOKUP([.C27];[.I$4:.K$39];3)" table:style-name="ce2">
            <text:p>02/20/17</text:p>
          </table:table-cell>
          <table:table-cell table:number-columns-repeated="3" table:style-name="ce1"/>
          <table:table-cell office:value-type="float" office:value="24" table:style-name="ce1">
            <text:p>24</text:p>
          </table:table-cell>
          <table:table-cell office:value-type="date" office:date-value="2017-08-21T00:00:00" table:style-name="ce2">
            <text:p>08/21/17</text:p>
          </table:table-cell>
          <table:table-cell office:value-type="date" office:date-value="2017-08-31T00:00:00" table:style-name="ce2">
            <text:p>08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naran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28];[.I$4:.J$39];2)" table:style-name="ce2">
            <text:p>01/01/17</text:p>
          </table:table-cell>
          <table:table-cell office:value-type="date" office:date-value="2017-01-31T00:00:00" table:formula="of:=VLOOKUP([.C28];[.I$4:.K$39];3)" table:style-name="ce2">
            <text:p>01/31/17</text:p>
          </table:table-cell>
          <table:table-cell table:number-columns-repeated="3" table:style-name="ce1"/>
          <table:table-cell office:value-type="float" office:value="25" table:style-name="ce1">
            <text:p>25</text:p>
          </table:table-cell>
          <table:table-cell office:value-type="date" office:date-value="2017-09-01T00:00:00" table:style-name="ce2">
            <text:p>09/01/17</text:p>
          </table:table-cell>
          <table:table-cell office:value-type="date" office:date-value="2017-09-10T00:00:00" table:formula="of:=[.J28]+9" table:style-name="ce2">
            <text:p>09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rlind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29];[.I$4:.J$39];2)" table:style-name="ce2">
            <text:p>01/01/17</text:p>
          </table:table-cell>
          <table:table-cell office:value-type="date" office:date-value="2017-03-10T00:00:00" table:formula="of:=VLOOKUP([.C29];[.I$4:.K$39];3)" table:style-name="ce2">
            <text:p>03/10/17</text:p>
          </table:table-cell>
          <table:table-cell table:number-columns-repeated="3" table:style-name="ce1"/>
          <table:table-cell office:value-type="float" office:value="26" table:style-name="ce1">
            <text:p>26</text:p>
          </table:table-cell>
          <table:table-cell office:value-type="date" office:date-value="2017-09-11T00:00:00" table:style-name="ce2">
            <text:p>09/11/17</text:p>
          </table:table-cell>
          <table:table-cell office:value-type="date" office:date-value="2017-09-20T00:00:00" table:formula="of:=[.J29]+9" table:style-name="ce2">
            <text:p>09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astanhei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0];[.I$4:.J$39];2)" table:style-name="ce2">
            <text:p>01/01/17</text:p>
          </table:table-cell>
          <table:table-cell office:value-type="date" office:date-value="2017-02-28T00:00:00" table:formula="of:=VLOOKUP([.C30];[.I$4:.K$39];3)" table:style-name="ce2">
            <text:p>02/28/17</text:p>
          </table:table-cell>
          <table:table-cell table:number-columns-repeated="3" table:style-name="ce1"/>
          <table:table-cell office:value-type="float" office:value="27" table:style-name="ce1">
            <text:p>27</text:p>
          </table:table-cell>
          <table:table-cell office:value-type="date" office:date-value="2017-09-21T00:00:00" table:style-name="ce2">
            <text:p>09/21/17</text:p>
          </table:table-cell>
          <table:table-cell office:value-type="date" office:date-value="2017-09-30T00:00:00" table:formula="of:=[.J30]+9" table:style-name="ce2">
            <text:p>09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hapada dos Guimarãe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1];[.I$4:.J$39];2)" table:style-name="ce2">
            <text:p>01/01/17</text:p>
          </table:table-cell>
          <table:table-cell office:value-type="date" office:date-value="2017-02-20T00:00:00" table:formula="of:=VLOOKUP([.C31];[.I$4:.K$39];3)" table:style-name="ce2">
            <text:p>02/20/17</text:p>
          </table:table-cell>
          <table:table-cell table:number-columns-repeated="3" table:style-name="ce1"/>
          <table:table-cell office:value-type="float" office:value="28" table:style-name="ce1">
            <text:p>28</text:p>
          </table:table-cell>
          <table:table-cell office:value-type="date" office:date-value="2017-10-01T00:00:00" table:style-name="ce2">
            <text:p>10/01/17</text:p>
          </table:table-cell>
          <table:table-cell office:value-type="date" office:date-value="2017-10-10T00:00:00" table:formula="of:=[.J31]+9" table:style-name="ce2">
            <text:p>10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láu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2];[.I$4:.J$39];2)" table:style-name="ce2">
            <text:p>01/01/17</text:p>
          </table:table-cell>
          <table:table-cell office:value-type="date" office:date-value="2017-02-28T00:00:00" table:formula="of:=VLOOKUP([.C32];[.I$4:.K$39];3)" table:style-name="ce2">
            <text:p>02/28/17</text:p>
          </table:table-cell>
          <table:table-cell table:number-columns-repeated="3" table:style-name="ce1"/>
          <table:table-cell office:value-type="float" office:value="29" table:style-name="ce1">
            <text:p>29</text:p>
          </table:table-cell>
          <table:table-cell office:value-type="date" office:date-value="2017-10-11T00:00:00" table:style-name="ce2">
            <text:p>10/11/17</text:p>
          </table:table-cell>
          <table:table-cell office:value-type="date" office:date-value="2017-10-20T00:00:00" table:formula="of:=[.J32]+9" table:style-name="ce2">
            <text:p>10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calinh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33];[.I$4:.J$39];2)" table:style-name="ce2">
            <text:p>01/01/17</text:p>
          </table:table-cell>
          <table:table-cell office:value-type="date" office:date-value="2017-02-10T00:00:00" table:formula="of:=VLOOKUP([.C33];[.I$4:.K$39];3)" table:style-name="ce2">
            <text:p>02/10/17</text:p>
          </table:table-cell>
          <table:table-cell table:number-columns-repeated="3" table:style-name="ce1"/>
          <table:table-cell office:value-type="float" office:value="30" table:style-name="ce1">
            <text:p>30</text:p>
          </table:table-cell>
          <table:table-cell office:value-type="date" office:date-value="2017-10-21T00:00:00" table:style-name="ce2">
            <text:p>10/21/17</text:p>
          </table:table-cell>
          <table:table-cell office:value-type="date" office:date-value="2017-10-31T00:00:00" table:formula="of:=[.J33]+10" table:style-name="ce2">
            <text:p>10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íder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34];[.I$4:.J$39];2)" table:style-name="ce2">
            <text:p>01/01/17</text:p>
          </table:table-cell>
          <table:table-cell office:value-type="date" office:date-value="2017-03-10T00:00:00" table:formula="of:=VLOOKUP([.C34];[.I$4:.K$39];3)" table:style-name="ce2">
            <text:p>03/10/17</text:p>
          </table:table-cell>
          <table:table-cell table:number-columns-repeated="3" table:style-name="ce1"/>
          <table:table-cell office:value-type="float" office:value="31" table:style-name="ce1">
            <text:p>31</text:p>
          </table:table-cell>
          <table:table-cell office:value-type="date" office:date-value="2017-11-01T00:00:00" table:style-name="ce2">
            <text:p>11/01/17</text:p>
          </table:table-cell>
          <table:table-cell office:value-type="date" office:date-value="2017-11-10T00:00:00" table:formula="of:=[.J34]+9" table:style-name="ce2">
            <text:p>11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lniz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35];[.I$4:.J$39];2)" table:style-name="ce2">
            <text:p>01/01/17</text:p>
          </table:table-cell>
          <table:table-cell office:value-type="date" office:date-value="2017-03-20T00:00:00" table:formula="of:=VLOOKUP([.C35];[.I$4:.K$39];3)" table:style-name="ce2">
            <text:p>03/20/17</text:p>
          </table:table-cell>
          <table:table-cell table:number-columns-repeated="3" table:style-name="ce1"/>
          <table:table-cell office:value-type="float" office:value="32" table:style-name="ce1">
            <text:p>32</text:p>
          </table:table-cell>
          <table:table-cell office:value-type="date" office:date-value="2017-11-11T00:00:00" table:style-name="ce2">
            <text:p>11/11/17</text:p>
          </table:table-cell>
          <table:table-cell office:value-type="date" office:date-value="2017-11-20T00:00:00" table:formula="of:=[.J35]+9" table:style-name="ce2">
            <text:p>11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modor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6];[.I$4:.J$39];2)" table:style-name="ce2">
            <text:p>01/01/17</text:p>
          </table:table-cell>
          <table:table-cell office:value-type="date" office:date-value="2017-02-28T00:00:00" table:formula="of:=VLOOKUP([.C36];[.I$4:.K$39];3)" table:style-name="ce2">
            <text:p>02/28/17</text:p>
          </table:table-cell>
          <table:table-cell table:number-columns-repeated="3" table:style-name="ce1"/>
          <table:table-cell office:value-type="float" office:value="33" table:style-name="ce1">
            <text:p>33</text:p>
          </table:table-cell>
          <table:table-cell office:value-type="date" office:date-value="2017-11-21T00:00:00" table:style-name="ce2">
            <text:p>11/21/17</text:p>
          </table:table-cell>
          <table:table-cell office:value-type="date" office:date-value="2017-11-30T00:00:00" table:formula="of:=[.J36]+9" table:style-name="ce2">
            <text:p>11/3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fres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37];[.I$4:.J$39];2)" table:style-name="ce2">
            <text:p>01/01/17</text:p>
          </table:table-cell>
          <table:table-cell office:value-type="date" office:date-value="2017-02-28T00:00:00" table:formula="of:=VLOOKUP([.C37];[.I$4:.K$39];3)" table:style-name="ce2">
            <text:p>02/28/17</text:p>
          </table:table-cell>
          <table:table-cell table:number-columns-repeated="3" table:style-name="ce1"/>
          <table:table-cell office:value-type="float" office:value="34" table:style-name="ce1">
            <text:p>34</text:p>
          </table:table-cell>
          <table:table-cell office:value-type="date" office:date-value="2017-12-01T00:00:00" table:style-name="ce2">
            <text:p>12/01/17</text:p>
          </table:table-cell>
          <table:table-cell office:value-type="date" office:date-value="2017-12-10T00:00:00" table:formula="of:=[.J37]+9" table:style-name="ce2">
            <text:p>12/1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nquista d'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38];[.I$4:.J$39];2)" table:style-name="ce2">
            <text:p>01/01/17</text:p>
          </table:table-cell>
          <table:table-cell office:value-type="date" office:date-value="2017-02-20T00:00:00" table:formula="of:=VLOOKUP([.C38];[.I$4:.K$39];3)" table:style-name="ce2">
            <text:p>02/20/17</text:p>
          </table:table-cell>
          <table:table-cell table:number-columns-repeated="3" table:style-name="ce1"/>
          <table:table-cell office:value-type="float" office:value="35" table:style-name="ce1">
            <text:p>35</text:p>
          </table:table-cell>
          <table:table-cell office:value-type="date" office:date-value="2017-12-11T00:00:00" table:style-name="ce2">
            <text:p>12/11/17</text:p>
          </table:table-cell>
          <table:table-cell office:value-type="date" office:date-value="2017-12-20T00:00:00" table:formula="of:=[.J38]+9" table:style-name="ce2">
            <text:p>12/20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otriguaçu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39];[.I$4:.J$39];2)" table:style-name="ce2">
            <text:p>01/01/17</text:p>
          </table:table-cell>
          <table:table-cell office:value-type="date" office:date-value="2017-03-10T00:00:00" table:formula="of:=VLOOKUP([.C39];[.I$4:.K$39];3)" table:style-name="ce2">
            <text:p>03/10/17</text:p>
          </table:table-cell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date" office:date-value="2017-12-21T00:00:00" table:style-name="ce2">
            <text:p>12/21/17</text:p>
          </table:table-cell>
          <table:table-cell office:value-type="date" office:date-value="2017-12-31T00:00:00" table:formula="of:=[.J39]+10" table:style-name="ce2">
            <text:p>12/31/17</text:p>
          </table:table-cell>
          <table:table-cell table:number-columns-repeated="16373"/>
        </table:table-row>
        <table:table-row table:style-name="ro1">
          <table:table-cell office:value-type="string" table:style-name="ce1">
            <text:p>Cuiabá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0];[.I$4:.J$39];2)" table:style-name="ce2">
            <text:p>01/01/17</text:p>
          </table:table-cell>
          <table:table-cell office:value-type="date" office:date-value="2017-02-20T00:00:00" table:formula="of:=VLOOKUP([.C40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Curvelând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1];[.I$4:.J$39];2)" table:style-name="ce2">
            <text:p>01/01/17</text:p>
          </table:table-cell>
          <table:table-cell office:value-type="date" office:date-value="2017-02-10T00:00:00" table:formula="of:=VLOOKUP([.C41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nis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2];[.I$4:.J$39];2)" table:style-name="ce2">
            <text:p>01/01/17</text:p>
          </table:table-cell>
          <table:table-cell office:value-type="date" office:date-value="2017-02-20T00:00:00" table:formula="of:=VLOOKUP([.C42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iamanti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3];[.I$4:.J$39];2)" table:style-name="ce2">
            <text:p>01/01/17</text:p>
          </table:table-cell>
          <table:table-cell office:value-type="date" office:date-value="2017-02-20T00:00:00" table:formula="of:=VLOOKUP([.C43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om Aquin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4];[.I$4:.J$39];2)" table:style-name="ce2">
            <text:p>01/01/17</text:p>
          </table:table-cell>
          <table:table-cell office:value-type="date" office:date-value="2017-02-20T00:00:00" table:formula="of:=VLOOKUP([.C44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eliz Nat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5];[.I$4:.J$39];2)" table:style-name="ce2">
            <text:p>01/01/17</text:p>
          </table:table-cell>
          <table:table-cell office:value-type="date" office:date-value="2017-02-20T00:00:00" table:formula="of:=VLOOKUP([.C45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Figueirópolis d'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46];[.I$4:.J$39];2)" table:style-name="ce2">
            <text:p>01/01/17</text:p>
          </table:table-cell>
          <table:table-cell office:value-type="date" office:date-value="2017-02-20T00:00:00" table:formula="of:=VLOOKUP([.C46];[.I$4:.K$39];3)" table:style-name="ce2">
            <text:p>02/2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aúcha do Nor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7];[.I$4:.J$39];2)" table:style-name="ce2">
            <text:p>01/01/17</text:p>
          </table:table-cell>
          <table:table-cell office:value-type="date" office:date-value="2017-02-10T00:00:00" table:formula="of:=VLOOKUP([.C47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eneral Carnei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8];[.I$4:.J$39];2)" table:style-name="ce2">
            <text:p>01/01/17</text:p>
          </table:table-cell>
          <table:table-cell office:value-type="date" office:date-value="2017-02-10T00:00:00" table:formula="of:=VLOOKUP([.C48];[.I$4:.K$39];3)" table:style-name="ce2">
            <text:p>02/10/17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Glória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49];[.I$4:.J$39];2)" table:style-name="ce2">
            <text:p>01/01/17</text:p>
          </table:table-cell>
          <table:table-cell office:value-type="date" office:date-value="2017-02-10T00:00:00" table:formula="of:=VLOOKUP([.C4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arantã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50];[.I$4:.J$39];2)" table:style-name="ce2">
            <text:p>01/01/17</text:p>
          </table:table-cell>
          <table:table-cell office:value-type="date" office:date-value="2017-03-10T00:00:00" table:formula="of:=VLOOKUP([.C50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uirating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51];[.I$4:.J$39];2)" table:style-name="ce2">
            <text:p>01/01/17</text:p>
          </table:table-cell>
          <table:table-cell office:value-type="date" office:date-value="2017-02-10T00:00:00" table:formula="of:=VLOOKUP([.C5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diavaí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2];[.I$4:.J$39];2)" table:style-name="ce2">
            <text:p>01/01/17</text:p>
          </table:table-cell>
          <table:table-cell office:value-type="date" office:date-value="2017-02-20T00:00:00" table:formula="of:=VLOOKUP([.C5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piranga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3];[.I$4:.J$39];2)" table:style-name="ce2">
            <text:p>01/01/17</text:p>
          </table:table-cell>
          <table:table-cell office:value-type="date" office:date-value="2017-02-20T00:00:00" table:formula="of:=VLOOKUP([.C5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anhangá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4];[.I$4:.J$39];2)" table:style-name="ce2">
            <text:p>01/01/17</text:p>
          </table:table-cell>
          <table:table-cell office:value-type="date" office:date-value="2017-02-20T00:00:00" table:formula="of:=VLOOKUP([.C5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aúb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55];[.I$4:.J$39];2)" table:style-name="ce2">
            <text:p>01/01/17</text:p>
          </table:table-cell>
          <table:table-cell office:value-type="date" office:date-value="2017-02-28T00:00:00" table:formula="of:=VLOOKUP([.C55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tiqui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6];[.I$4:.J$39];2)" table:style-name="ce2">
            <text:p>01/01/17</text:p>
          </table:table-cell>
          <table:table-cell office:value-type="date" office:date-value="2017-02-20T00:00:00" table:formula="of:=VLOOKUP([.C5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cia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7];[.I$4:.J$39];2)" table:style-name="ce2">
            <text:p>01/01/17</text:p>
          </table:table-cell>
          <table:table-cell office:value-type="date" office:date-value="2017-02-20T00:00:00" table:formula="of:=VLOOKUP([.C5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ng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8];[.I$4:.J$39];2)" table:style-name="ce2">
            <text:p>01/01/17</text:p>
          </table:table-cell>
          <table:table-cell office:value-type="date" office:date-value="2017-02-20T00:00:00" table:formula="of:=VLOOKUP([.C5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auru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59];[.I$4:.J$39];2)" table:style-name="ce2">
            <text:p>01/01/17</text:p>
          </table:table-cell>
          <table:table-cell office:value-type="date" office:date-value="2017-02-20T00:00:00" table:formula="of:=VLOOKUP([.C5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0];[.I$4:.J$39];2)" table:style-name="ce2">
            <text:p>01/01/17</text:p>
          </table:table-cell>
          <table:table-cell office:value-type="date" office:date-value="2017-02-28T00:00:00" table:formula="of:=VLOOKUP([.C60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ín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1];[.I$4:.J$39];2)" table:style-name="ce2">
            <text:p>01/01/17</text:p>
          </table:table-cell>
          <table:table-cell office:value-type="date" office:date-value="2017-02-20T00:00:00" table:formula="of:=VLOOKUP([.C6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ru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2];[.I$4:.J$39];2)" table:style-name="ce2">
            <text:p>01/01/17</text:p>
          </table:table-cell>
          <table:table-cell office:value-type="date" office:date-value="2017-02-28T00:00:00" table:formula="of:=VLOOKUP([.C62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Juscimei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63];[.I$4:.J$39];2)" table:style-name="ce2">
            <text:p>01/01/17</text:p>
          </table:table-cell>
          <table:table-cell office:value-type="date" office:date-value="2017-02-20T00:00:00" table:formula="of:=VLOOKUP([.C6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ambari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4];[.I$4:.J$39];2)" table:style-name="ce2">
            <text:p>01/01/17</text:p>
          </table:table-cell>
          <table:table-cell office:value-type="date" office:date-value="2017-02-10T00:00:00" table:formula="of:=VLOOKUP([.C6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as do Rio Verd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5];[.I$4:.J$39];2)" table:style-name="ce2">
            <text:p>01/01/17</text:p>
          </table:table-cell>
          <table:table-cell office:value-type="date" office:date-value="2017-02-10T00:00:00" table:formula="of:=VLOOKUP([.C6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uciar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6];[.I$4:.J$39];2)" table:style-name="ce2">
            <text:p>01/01/17</text:p>
          </table:table-cell>
          <table:table-cell office:value-type="date" office:date-value="2017-02-28T00:00:00" table:formula="of:=VLOOKUP([.C66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rcelân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67];[.I$4:.J$39];2)" table:style-name="ce2">
            <text:p>01/01/17</text:p>
          </table:table-cell>
          <table:table-cell office:value-type="date" office:date-value="2017-02-28T00:00:00" table:formula="of:=VLOOKUP([.C67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tupá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68];[.I$4:.J$39];2)" table:style-name="ce2">
            <text:p>01/01/17</text:p>
          </table:table-cell>
          <table:table-cell office:value-type="date" office:date-value="2017-03-10T00:00:00" table:formula="of:=VLOOKUP([.C68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irassol d'O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69];[.I$4:.J$39];2)" table:style-name="ce2">
            <text:p>01/01/17</text:p>
          </table:table-cell>
          <table:table-cell office:value-type="date" office:date-value="2017-02-10T00:00:00" table:formula="of:=VLOOKUP([.C6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bre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0];[.I$4:.J$39];2)" table:style-name="ce2">
            <text:p>01/01/17</text:p>
          </table:table-cell>
          <table:table-cell office:value-type="date" office:date-value="2017-02-20T00:00:00" table:formula="of:=VLOOKUP([.C7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rte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1];[.I$4:.J$39];2)" table:style-name="ce2">
            <text:p>01/01/17</text:p>
          </table:table-cell>
          <table:table-cell office:value-type="date" office:date-value="2017-02-20T00:00:00" table:formula="of:=VLOOKUP([.C7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ssa Senhora do Livrament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72];[.I$4:.J$39];2)" table:style-name="ce2">
            <text:p>01/01/17</text:p>
          </table:table-cell>
          <table:table-cell office:value-type="date" office:date-value="2017-02-10T00:00:00" table:formula="of:=VLOOKUP([.C72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Bandeirante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3];[.I$4:.J$39];2)" table:style-name="ce2">
            <text:p>01/01/17</text:p>
          </table:table-cell>
          <table:table-cell office:value-type="date" office:date-value="2017-03-10T00:00:00" table:formula="of:=VLOOKUP([.C73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Brasi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4];[.I$4:.J$39];2)" table:style-name="ce2">
            <text:p>01/01/17</text:p>
          </table:table-cell>
          <table:table-cell office:value-type="date" office:date-value="2017-02-20T00:00:00" table:formula="of:=VLOOKUP([.C7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Canaã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5];[.I$4:.J$39];2)" table:style-name="ce2">
            <text:p>01/01/17</text:p>
          </table:table-cell>
          <table:table-cell office:value-type="date" office:date-value="2017-03-10T00:00:00" table:formula="of:=VLOOKUP([.C75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Guarita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76];[.I$4:.J$39];2)" table:style-name="ce2">
            <text:p>01/01/17</text:p>
          </table:table-cell>
          <table:table-cell office:value-type="date" office:date-value="2017-03-10T00:00:00" table:formula="of:=VLOOKUP([.C76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Lacer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7];[.I$4:.J$39];2)" table:style-name="ce2">
            <text:p>01/01/17</text:p>
          </table:table-cell>
          <table:table-cell office:value-type="date" office:date-value="2017-02-20T00:00:00" table:formula="of:=VLOOKUP([.C7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arilând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78];[.I$4:.J$39];2)" table:style-name="ce2">
            <text:p>01/01/17</text:p>
          </table:table-cell>
          <table:table-cell office:value-type="date" office:date-value="2017-02-20T00:00:00" table:formula="of:=VLOOKUP([.C7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aringá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79];[.I$4:.J$39];2)" table:style-name="ce2">
            <text:p>01/01/17</text:p>
          </table:table-cell>
          <table:table-cell office:value-type="date" office:date-value="2017-02-10T00:00:00" table:formula="of:=VLOOKUP([.C7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onte Verd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80];[.I$4:.J$39];2)" table:style-name="ce2">
            <text:p>01/01/17</text:p>
          </table:table-cell>
          <table:table-cell office:value-type="date" office:date-value="2017-03-10T00:00:00" table:formula="of:=VLOOKUP([.C80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Mutum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1];[.I$4:.J$39];2)" table:style-name="ce2">
            <text:p>01/01/17</text:p>
          </table:table-cell>
          <table:table-cell office:value-type="date" office:date-value="2017-02-20T00:00:00" table:formula="of:=VLOOKUP([.C8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Nazaré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82];[.I$4:.J$39];2)" table:style-name="ce2">
            <text:p>01/01/17</text:p>
          </table:table-cell>
          <table:table-cell office:value-type="date" office:date-value="2017-01-31T00:00:00" table:formula="of:=VLOOKUP([.C82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Olímp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83];[.I$4:.J$39];2)" table:style-name="ce2">
            <text:p>01/01/17</text:p>
          </table:table-cell>
          <table:table-cell office:value-type="date" office:date-value="2017-02-10T00:00:00" table:formula="of:=VLOOKUP([.C83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Santa Helen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84];[.I$4:.J$39];2)" table:style-name="ce2">
            <text:p>01/01/17</text:p>
          </table:table-cell>
          <table:table-cell office:value-type="date" office:date-value="2017-02-28T00:00:00" table:formula="of:=VLOOKUP([.C8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Ubiratã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5];[.I$4:.J$39];2)" table:style-name="ce2">
            <text:p>01/01/17</text:p>
          </table:table-cell>
          <table:table-cell office:value-type="date" office:date-value="2017-02-20T00:00:00" table:formula="of:=VLOOKUP([.C8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a Xavantin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86];[.I$4:.J$39];2)" table:style-name="ce2">
            <text:p>01/01/17</text:p>
          </table:table-cell>
          <table:table-cell office:value-type="date" office:date-value="2017-01-31T00:00:00" table:formula="of:=VLOOKUP([.C86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Horizonte do Nor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7];[.I$4:.J$39];2)" table:style-name="ce2">
            <text:p>01/01/17</text:p>
          </table:table-cell>
          <table:table-cell office:value-type="date" office:date-value="2017-02-20T00:00:00" table:formula="of:=VLOOKUP([.C8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Mundo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88];[.I$4:.J$39];2)" table:style-name="ce2">
            <text:p>01/01/17</text:p>
          </table:table-cell>
          <table:table-cell office:value-type="date" office:date-value="2017-03-20T00:00:00" table:formula="of:=VLOOKUP([.C88];[.I$4:.K$39];3)" table:style-name="ce2">
            <text:p>03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Santo Antôni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89];[.I$4:.J$39];2)" table:style-name="ce2">
            <text:p>01/01/17</text:p>
          </table:table-cell>
          <table:table-cell office:value-type="date" office:date-value="2017-02-20T00:00:00" table:formula="of:=VLOOKUP([.C8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Novo São Joaquim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0];[.I$4:.J$39];2)" table:style-name="ce2">
            <text:p>01/01/17</text:p>
          </table:table-cell>
          <table:table-cell office:value-type="date" office:date-value="2017-02-10T00:00:00" table:formula="of:=VLOOKUP([.C9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naíta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91];[.I$4:.J$39];2)" table:style-name="ce2">
            <text:p>01/01/17</text:p>
          </table:table-cell>
          <table:table-cell office:value-type="date" office:date-value="2017-03-20T00:00:00" table:formula="of:=VLOOKUP([.C91];[.I$4:.K$39];3)" table:style-name="ce2">
            <text:p>03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aranating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2];[.I$4:.J$39];2)" table:style-name="ce2">
            <text:p>01/01/17</text:p>
          </table:table-cell>
          <table:table-cell office:value-type="date" office:date-value="2017-02-20T00:00:00" table:formula="of:=VLOOKUP([.C9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dra Pre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3];[.I$4:.J$39];2)" table:style-name="ce2">
            <text:p>01/01/17</text:p>
          </table:table-cell>
          <table:table-cell office:value-type="date" office:date-value="2017-02-20T00:00:00" table:formula="of:=VLOOKUP([.C9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eixoto De Azevedo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94];[.I$4:.J$39];2)" table:style-name="ce2">
            <text:p>01/01/17</text:p>
          </table:table-cell>
          <table:table-cell office:value-type="date" office:date-value="2017-02-28T00:00:00" table:formula="of:=VLOOKUP([.C9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lanalto da Ser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95];[.I$4:.J$39];2)" table:style-name="ce2">
            <text:p>01/01/17</text:p>
          </table:table-cell>
          <table:table-cell office:value-type="date" office:date-value="2017-02-20T00:00:00" table:formula="of:=VLOOKUP([.C9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coné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6];[.I$4:.J$39];2)" table:style-name="ce2">
            <text:p>01/01/17</text:p>
          </table:table-cell>
          <table:table-cell office:value-type="date" office:date-value="2017-02-10T00:00:00" table:formula="of:=VLOOKUP([.C96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al do Araguai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7];[.I$4:.J$39];2)" table:style-name="ce2">
            <text:p>01/01/17</text:p>
          </table:table-cell>
          <table:table-cell office:value-type="date" office:date-value="2017-02-10T00:00:00" table:formula="of:=VLOOKUP([.C9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 Branc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98];[.I$4:.J$39];2)" table:style-name="ce2">
            <text:p>01/01/17</text:p>
          </table:table-cell>
          <table:table-cell office:value-type="date" office:date-value="2017-02-10T00:00:00" table:formula="of:=VLOOKUP([.C9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s d Lacerda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date" office:date-value="2017-01-01T00:00:00" table:formula="of:=VLOOKUP([.B99];[.I$4:.J$39];2)" table:style-name="ce2">
            <text:p>01/01/17</text:p>
          </table:table-cell>
          <table:table-cell office:value-type="date" office:date-value="2017-01-31T00:00:00" table:formula="of:=VLOOKUP([.C99];[.I$4:.K$39];3)" table:style-name="ce2">
            <text:p>01/31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ntes E Lacer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0];[.I$4:.J$39];2)" table:style-name="ce2">
            <text:p>01/01/17</text:p>
          </table:table-cell>
          <table:table-cell office:value-type="date" office:date-value="2017-02-20T00:00:00" table:formula="of:=VLOOKUP([.C10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Alegre do Norte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01];[.I$4:.J$39];2)" table:style-name="ce2">
            <text:p>01/01/17</text:p>
          </table:table-cell>
          <table:table-cell office:value-type="date" office:date-value="2017-02-28T00:00:00" table:formula="of:=VLOOKUP([.C101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dos Gaúcho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2];[.I$4:.J$39];2)" table:style-name="ce2">
            <text:p>01/01/17</text:p>
          </table:table-cell>
          <table:table-cell office:value-type="date" office:date-value="2017-02-20T00:00:00" table:formula="of:=VLOOKUP([.C10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Esperidiã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3];[.I$4:.J$39];2)" table:style-name="ce2">
            <text:p>01/01/17</text:p>
          </table:table-cell>
          <table:table-cell office:value-type="date" office:date-value="2017-02-20T00:00:00" table:formula="of:=VLOOKUP([.C10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rto Estrel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4];[.I$4:.J$39];2)" table:style-name="ce2">
            <text:p>01/01/17</text:p>
          </table:table-cell>
          <table:table-cell office:value-type="date" office:date-value="2017-02-10T00:00:00" table:formula="of:=VLOOKUP([.C10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oxoréu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5];[.I$4:.J$39];2)" table:style-name="ce2">
            <text:p>01/01/17</text:p>
          </table:table-cell>
          <table:table-cell office:value-type="date" office:date-value="2017-02-20T00:00:00" table:formula="of:=VLOOKUP([.C105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rimavera do L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6];[.I$4:.J$39];2)" table:style-name="ce2">
            <text:p>01/01/17</text:p>
          </table:table-cell>
          <table:table-cell office:value-type="date" office:date-value="2017-02-20T00:00:00" table:formula="of:=VLOOKUP([.C10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Querênc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07];[.I$4:.J$39];2)" table:style-name="ce2">
            <text:p>01/01/17</text:p>
          </table:table-cell>
          <table:table-cell office:value-type="date" office:date-value="2017-02-20T00:00:00" table:formula="of:=VLOOKUP([.C107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eserva do Cabaçal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8];[.I$4:.J$39];2)" table:style-name="ce2">
            <text:p>01/01/17</text:p>
          </table:table-cell>
          <table:table-cell office:value-type="date" office:date-value="2017-02-10T00:00:00" table:formula="of:=VLOOKUP([.C10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beirão Cascalheira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09];[.I$4:.J$39];2)" table:style-name="ce2">
            <text:p>01/01/17</text:p>
          </table:table-cell>
          <table:table-cell office:value-type="date" office:date-value="2017-02-10T00:00:00" table:formula="of:=VLOOKUP([.C109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beirãozinh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0];[.I$4:.J$39];2)" table:style-name="ce2">
            <text:p>01/01/17</text:p>
          </table:table-cell>
          <table:table-cell office:value-type="date" office:date-value="2017-02-10T00:00:00" table:formula="of:=VLOOKUP([.C11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o Branc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1];[.I$4:.J$39];2)" table:style-name="ce2">
            <text:p>01/01/17</text:p>
          </table:table-cell>
          <table:table-cell office:value-type="date" office:date-value="2017-02-10T00:00:00" table:formula="of:=VLOOKUP([.C11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ndolândi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2];[.I$4:.J$39];2)" table:style-name="ce2">
            <text:p>01/01/17</text:p>
          </table:table-cell>
          <table:table-cell office:value-type="date" office:date-value="2017-02-28T00:00:00" table:formula="of:=VLOOKUP([.C112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ndonópoli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3];[.I$4:.J$39];2)" table:style-name="ce2">
            <text:p>01/01/17</text:p>
          </table:table-cell>
          <table:table-cell office:value-type="date" office:date-value="2017-02-20T00:00:00" table:formula="of:=VLOOKUP([.C11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osário Oest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4];[.I$4:.J$39];2)" table:style-name="ce2">
            <text:p>01/01/17</text:p>
          </table:table-cell>
          <table:table-cell office:value-type="date" office:date-value="2017-02-20T00:00:00" table:formula="of:=VLOOKUP([.C11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lto do Cé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15];[.I$4:.J$39];2)" table:style-name="ce2">
            <text:p>01/01/17</text:p>
          </table:table-cell>
          <table:table-cell office:value-type="date" office:date-value="2017-02-10T00:00:00" table:formula="of:=VLOOKUP([.C11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Carmem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6];[.I$4:.J$39];2)" table:style-name="ce2">
            <text:p>01/01/17</text:p>
          </table:table-cell>
          <table:table-cell office:value-type="date" office:date-value="2017-02-20T00:00:00" table:formula="of:=VLOOKUP([.C116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Cruz do Xingu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7];[.I$4:.J$39];2)" table:style-name="ce2">
            <text:p>01/01/17</text:p>
          </table:table-cell>
          <table:table-cell office:value-type="date" office:date-value="2017-02-28T00:00:00" table:formula="of:=VLOOKUP([.C117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Rita do Trivelat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18];[.I$4:.J$39];2)" table:style-name="ce2">
            <text:p>01/01/17</text:p>
          </table:table-cell>
          <table:table-cell office:value-type="date" office:date-value="2017-02-20T00:00:00" table:formula="of:=VLOOKUP([.C11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a Terezinh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19];[.I$4:.J$39];2)" table:style-name="ce2">
            <text:p>01/01/17</text:p>
          </table:table-cell>
          <table:table-cell office:value-type="date" office:date-value="2017-02-28T00:00:00" table:formula="of:=VLOOKUP([.C119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fons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0];[.I$4:.J$39];2)" table:style-name="ce2">
            <text:p>01/01/17</text:p>
          </table:table-cell>
          <table:table-cell office:value-type="date" office:date-value="2017-02-10T00:00:00" table:formula="of:=VLOOKUP([.C120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ntônio do Lest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1];[.I$4:.J$39];2)" table:style-name="ce2">
            <text:p>01/01/17</text:p>
          </table:table-cell>
          <table:table-cell office:value-type="date" office:date-value="2017-02-10T00:00:00" table:formula="of:=VLOOKUP([.C121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nto Antônio do Leverger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2];[.I$4:.J$39];2)" table:style-name="ce2">
            <text:p>01/01/17</text:p>
          </table:table-cell>
          <table:table-cell office:value-type="date" office:date-value="2017-02-20T00:00:00" table:formula="of:=VLOOKUP([.C12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Félix do Araguai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3];[.I$4:.J$39];2)" table:style-name="ce2">
            <text:p>01/01/17</text:p>
          </table:table-cell>
          <table:table-cell office:value-type="date" office:date-value="2017-02-20T00:00:00" table:formula="of:=VLOOKUP([.C12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Pov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4];[.I$4:.J$39];2)" table:style-name="ce2">
            <text:p>01/01/17</text:p>
          </table:table-cell>
          <table:table-cell office:value-type="date" office:date-value="2017-02-10T00:00:00" table:formula="of:=VLOOKUP([.C124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Rio Cla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5];[.I$4:.J$39];2)" table:style-name="ce2">
            <text:p>01/01/17</text:p>
          </table:table-cell>
          <table:table-cell office:value-type="date" office:date-value="2017-02-10T00:00:00" table:formula="of:=VLOOKUP([.C12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 Xingu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26];[.I$4:.J$39];2)" table:style-name="ce2">
            <text:p>01/01/17</text:p>
          </table:table-cell>
          <table:table-cell office:value-type="date" office:date-value="2017-02-28T00:00:00" table:formula="of:=VLOOKUP([.C126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José dos Quatro Marcos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27];[.I$4:.J$39];2)" table:style-name="ce2">
            <text:p>01/01/17</text:p>
          </table:table-cell>
          <table:table-cell office:value-type="date" office:date-value="2017-02-10T00:00:00" table:formula="of:=VLOOKUP([.C12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ão Pedro da Cip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8];[.I$4:.J$39];2)" table:style-name="ce2">
            <text:p>01/01/17</text:p>
          </table:table-cell>
          <table:table-cell office:value-type="date" office:date-value="2017-02-20T00:00:00" table:formula="of:=VLOOKUP([.C128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pez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29];[.I$4:.J$39];2)" table:style-name="ce2">
            <text:p>01/01/17</text:p>
          </table:table-cell>
          <table:table-cell office:value-type="date" office:date-value="2017-02-20T00:00:00" table:formula="of:=VLOOKUP([.C12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rra Nova Dourad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0];[.I$4:.J$39];2)" table:style-name="ce2">
            <text:p>01/01/17</text:p>
          </table:table-cell>
          <table:table-cell office:value-type="date" office:date-value="2017-02-20T00:00:00" table:formula="of:=VLOOKUP([.C13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inop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31];[.I$4:.J$39];2)" table:style-name="ce2">
            <text:p>01/01/17</text:p>
          </table:table-cell>
          <table:table-cell office:value-type="date" office:date-value="2017-02-28T00:00:00" table:formula="of:=VLOOKUP([.C131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orris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2];[.I$4:.J$39];2)" table:style-name="ce2">
            <text:p>01/01/17</text:p>
          </table:table-cell>
          <table:table-cell office:value-type="date" office:date-value="2017-02-20T00:00:00" table:formula="of:=VLOOKUP([.C13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baporã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33];[.I$4:.J$39];2)" table:style-name="ce2">
            <text:p>01/01/17</text:p>
          </table:table-cell>
          <table:table-cell office:value-type="date" office:date-value="2017-02-28T00:00:00" table:formula="of:=VLOOKUP([.C133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ngará da Ser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4];[.I$4:.J$39];2)" table:style-name="ce2">
            <text:p>01/01/17</text:p>
          </table:table-cell>
          <table:table-cell office:value-type="date" office:date-value="2017-02-20T00:00:00" table:formula="of:=VLOOKUP([.C134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apurah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5];[.I$4:.J$39];2)" table:style-name="ce2">
            <text:p>01/01/17</text:p>
          </table:table-cell>
          <table:table-cell office:value-type="date" office:date-value="2017-02-10T00:00:00" table:formula="of:=VLOOKUP([.C135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rra Nova do Norte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date" office:date-value="2017-01-01T00:00:00" table:formula="of:=VLOOKUP([.B136];[.I$4:.J$39];2)" table:style-name="ce2">
            <text:p>01/01/17</text:p>
          </table:table-cell>
          <table:table-cell office:value-type="date" office:date-value="2017-03-10T00:00:00" table:formula="of:=VLOOKUP([.C136];[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esouro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7];[.I$4:.J$39];2)" table:style-name="ce2">
            <text:p>01/01/17</text:p>
          </table:table-cell>
          <table:table-cell office:value-type="date" office:date-value="2017-02-10T00:00:00" table:formula="of:=VLOOKUP([.C137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rixoréu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date" office:date-value="2017-01-01T00:00:00" table:formula="of:=VLOOKUP([.B138];[.I$4:.J$39];2)" table:style-name="ce2">
            <text:p>01/01/17</text:p>
          </table:table-cell>
          <table:table-cell office:value-type="date" office:date-value="2017-02-10T00:00:00" table:formula="of:=VLOOKUP([.C138];[.I$4:.K$39];3)" table:style-name="ce2">
            <text:p>02/1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ião do Su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39];[.I$4:.J$39];2)" table:style-name="ce2">
            <text:p>01/01/17</text:p>
          </table:table-cell>
          <table:table-cell office:value-type="date" office:date-value="2017-02-20T00:00:00" table:formula="of:=VLOOKUP([.C139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ale de São Domingos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0];[.I$4:.J$39];2)" table:style-name="ce2">
            <text:p>01/01/17</text:p>
          </table:table-cell>
          <table:table-cell office:value-type="date" office:date-value="2017-02-20T00:00:00" table:formula="of:=VLOOKUP([.C140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árzea Gran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1];[.I$4:.J$39];2)" table:style-name="ce2">
            <text:p>01/01/17</text:p>
          </table:table-cell>
          <table:table-cell office:value-type="date" office:date-value="2017-02-20T00:00:00" table:formula="of:=VLOOKUP([.C141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er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2];[.I$4:.J$39];2)" table:style-name="ce2">
            <text:p>01/01/17</text:p>
          </table:table-cell>
          <table:table-cell office:value-type="date" office:date-value="2017-02-20T00:00:00" table:formula="of:=VLOOKUP([.C142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la Bela da Santíssima Trindade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date" office:date-value="2017-01-01T00:00:00" table:formula="of:=VLOOKUP([.B143];[.I$4:.J$39];2)" table:style-name="ce2">
            <text:p>01/01/17</text:p>
          </table:table-cell>
          <table:table-cell office:value-type="date" office:date-value="2017-02-20T00:00:00" table:formula="of:=VLOOKUP([.C143];[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Vila Ric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date" office:date-value="2017-01-01T00:00:00" table:formula="of:=VLOOKUP([.B144];[.I$4:.J$39];2)" table:style-name="ce2">
            <text:p>01/01/17</text:p>
          </table:table-cell>
          <table:table-cell office:value-type="date" office:date-value="2017-02-28T00:00:00" table:formula="of:=VLOOKUP([.C144];[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Total Result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date" office:date-value="2017-01-01T00:00:00" table:formula="of:=VLOOKUP([.B145];[.I$4:.J$39];2)" table:style-name="ce2">
            <text:p>01/01/17</text:p>
          </table:table-cell>
          <table:table-cell office:value-type="date" office:date-value="2017-03-20T00:00:00" table:formula="of:=VLOOKUP([.C145];[.I$4:.K$39];3)" table:style-name="ce2">
            <text:p>03/20/17</text:p>
          </table:table-cell>
          <table:table-cell table:number-columns-repeated="16379"/>
        </table:table-row>
        <table:table-row table:number-rows-repeated="1048431" table:style-name="ro1">
          <table:table-cell table:number-columns-repeated="16384"/>
        </table:table-row>
      </table:table>
      <table:table table:name="Corn_2nd_pasture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3">
            <text:p>munic</text:p>
          </table:table-cell>
          <table:table-cell office:value-type="string" table:style-name="ce4">
            <text:p>Min - min_start</text:p>
          </table:table-cell>
          <table:table-cell office:value-type="string" table:style-name="ce3">
            <text:p>Max - max_end</text:p>
          </table:table-cell>
          <table:table-cell office:value-type="string" table:style-name="ce1">
            <text:p>start</text:p>
          </table:table-cell>
          <table:table-cell office:value-type="string" table:style-name="ce1">
            <text:p>end</text:p>
          </table:table-cell>
          <table:table-cell table:number-columns-repeated="16379"/>
        </table:table-row>
        <table:table-row table:style-name="ro1">
          <table:table-cell office:value-type="string" table:style-name="ce4">
            <text:p>Acorizal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date" office:date-value="2017-02-01T00:00:00" table:formula="of:=VLOOKUP([.B2];[corn_2nd_crop.I$4:.K$39];2)" table:style-name="ce2">
            <text:p>02/01/17</text:p>
          </table:table-cell>
          <table:table-cell office:value-type="date" office:date-value="2017-03-10T00:00:00" table:formula="of:=VLOOKUP([.C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Água Bo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3];[corn_2nd_crop.I$4:.K$39];2)" table:style-name="ce2">
            <text:p>02/01/17</text:p>
          </table:table-cell>
          <table:table-cell office:value-type="date" office:date-value="2017-02-28T00:00:00" table:formula="of:=VLOOKUP([.C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a Flores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];[corn_2nd_crop.I$4:.K$39];2)" table:style-name="ce2">
            <text:p>02/01/17</text:p>
          </table:table-cell>
          <table:table-cell office:value-type="date" office:date-value="2017-03-10T00:00:00" table:formula="of:=VLOOKUP([.C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Aragua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];[corn_2nd_crop.I$4:.K$39];2)" table:style-name="ce2">
            <text:p>02/01/17</text:p>
          </table:table-cell>
          <table:table-cell office:value-type="date" office:date-value="2017-03-10T00:00:00" table:formula="of:=VLOOKUP([.C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Boa Vis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];[corn_2nd_crop.I$4:.K$39];2)" table:style-name="ce2">
            <text:p>02/01/17</text:p>
          </table:table-cell>
          <table:table-cell office:value-type="date" office:date-value="2017-03-10T00:00:00" table:formula="of:=VLOOKUP([.C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Garça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];[corn_2nd_crop.I$4:.K$39];2)" table:style-name="ce2">
            <text:p>02/01/17</text:p>
          </table:table-cell>
          <table:table-cell office:value-type="date" office:date-value="2017-03-10T00:00:00" table:formula="of:=VLOOKUP([.C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Paraguai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];[corn_2nd_crop.I$4:.K$39];2)" table:style-name="ce2">
            <text:p>02/01/17</text:p>
          </table:table-cell>
          <table:table-cell office:value-type="date" office:date-value="2017-03-10T00:00:00" table:formula="of:=VLOOKUP([.C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lto Taquari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];[corn_2nd_crop.I$4:.K$39];2)" table:style-name="ce2">
            <text:p>02/01/17</text:p>
          </table:table-cell>
          <table:table-cell office:value-type="date" office:date-value="2017-03-10T00:00:00" table:formula="of:=VLOOKUP([.C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piacá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];[corn_2nd_crop.I$4:.K$39];2)" table:style-name="ce2">
            <text:p>02/01/17</text:p>
          </table:table-cell>
          <table:table-cell office:value-type="date" office:date-value="2017-03-10T00:00:00" table:formula="of:=VLOOKUP([.C1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guaiana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11];[corn_2nd_crop.I$4:.K$39];2)" table:style-name="ce2">
            <text:p>02/01/17</text:p>
          </table:table-cell>
          <table:table-cell office:value-type="date" office:date-value="2017-02-20T00:00:00" table:formula="of:=VLOOKUP([.C11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guainh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];[corn_2nd_crop.I$4:.K$39];2)" table:style-name="ce2">
            <text:p>02/01/17</text:p>
          </table:table-cell>
          <table:table-cell office:value-type="date" office:date-value="2017-02-28T00:00:00" table:formula="of:=VLOOKUP([.C1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aputang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];[corn_2nd_crop.I$4:.K$39];2)" table:style-name="ce2">
            <text:p>02/01/17</text:p>
          </table:table-cell>
          <table:table-cell office:value-type="date" office:date-value="2017-03-10T00:00:00" table:formula="of:=VLOOKUP([.C1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enápoli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];[corn_2nd_crop.I$4:.K$39];2)" table:style-name="ce2">
            <text:p>02/01/17</text:p>
          </table:table-cell>
          <table:table-cell office:value-type="date" office:date-value="2017-03-10T00:00:00" table:formula="of:=VLOOKUP([.C1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Aripuan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5];[corn_2nd_crop.I$4:.K$39];2)" table:style-name="ce2">
            <text:p>02/01/17</text:p>
          </table:table-cell>
          <table:table-cell office:value-type="date" office:date-value="2017-03-10T00:00:00" table:formula="of:=VLOOKUP([.C1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ão de Melgaç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6];[corn_2nd_crop.I$4:.K$39];2)" table:style-name="ce2">
            <text:p>02/01/17</text:p>
          </table:table-cell>
          <table:table-cell office:value-type="date" office:date-value="2017-02-28T00:00:00" table:formula="of:=VLOOKUP([.C1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ra do Bugr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7];[corn_2nd_crop.I$4:.K$39];2)" table:style-name="ce2">
            <text:p>02/01/17</text:p>
          </table:table-cell>
          <table:table-cell office:value-type="date" office:date-value="2017-03-10T00:00:00" table:formula="of:=VLOOKUP([.C1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arra do Garças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18];[corn_2nd_crop.I$4:.K$39];2)" table:style-name="ce2">
            <text:p>02/01/17</text:p>
          </table:table-cell>
          <table:table-cell office:value-type="date" office:date-value="2017-02-20T00:00:00" table:formula="of:=VLOOKUP([.C18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om Jesus do Araguai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9];[corn_2nd_crop.I$4:.K$39];2)" table:style-name="ce2">
            <text:p>02/01/17</text:p>
          </table:table-cell>
          <table:table-cell office:value-type="date" office:date-value="2017-02-28T00:00:00" table:formula="of:=VLOOKUP([.C1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Bras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0];[corn_2nd_crop.I$4:.K$39];2)" table:style-name="ce2">
            <text:p>02/01/17</text:p>
          </table:table-cell>
          <table:table-cell office:value-type="date" office:date-value="2017-03-10T00:00:00" table:formula="of:=VLOOKUP([.C2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ácere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1];[corn_2nd_crop.I$4:.K$39];2)" table:style-name="ce2">
            <text:p>02/01/17</text:p>
          </table:table-cell>
          <table:table-cell office:value-type="date" office:date-value="2017-02-28T00:00:00" table:formula="of:=VLOOKUP([.C2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inápoli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2];[corn_2nd_crop.I$4:.K$39];2)" table:style-name="ce2">
            <text:p>02/01/17</text:p>
          </table:table-cell>
          <table:table-cell office:value-type="date" office:date-value="2017-02-28T00:00:00" table:formula="of:=VLOOKUP([.C2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 Novo do Pareci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3];[corn_2nd_crop.I$4:.K$39];2)" table:style-name="ce2">
            <text:p>02/01/17</text:p>
          </table:table-cell>
          <table:table-cell office:value-type="date" office:date-value="2017-03-10T00:00:00" table:formula="of:=VLOOKUP([.C2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4];[corn_2nd_crop.I$4:.K$39];2)" table:style-name="ce2">
            <text:p>02/01/17</text:p>
          </table:table-cell>
          <table:table-cell office:value-type="date" office:date-value="2017-03-10T00:00:00" table:formula="of:=VLOOKUP([.C2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mpos de Júli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5];[corn_2nd_crop.I$4:.K$39];2)" table:style-name="ce2">
            <text:p>02/01/17</text:p>
          </table:table-cell>
          <table:table-cell office:value-type="date" office:date-value="2017-03-10T00:00:00" table:formula="of:=VLOOKUP([.C2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nabrav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6];[corn_2nd_crop.I$4:.K$39];2)" table:style-name="ce2">
            <text:p>02/01/17</text:p>
          </table:table-cell>
          <table:table-cell office:value-type="date" office:date-value="2017-03-10T00:00:00" table:formula="of:=VLOOKUP([.C2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naran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27];[corn_2nd_crop.I$4:.K$39];2)" table:style-name="ce2">
            <text:p>02/01/17</text:p>
          </table:table-cell>
          <table:table-cell office:value-type="date" office:date-value="2017-02-28T00:00:00" table:formula="of:=VLOOKUP([.C2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rlin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8];[corn_2nd_crop.I$4:.K$39];2)" table:style-name="ce2">
            <text:p>02/01/17</text:p>
          </table:table-cell>
          <table:table-cell office:value-type="date" office:date-value="2017-03-10T00:00:00" table:formula="of:=VLOOKUP([.C2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astanhei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29];[corn_2nd_crop.I$4:.K$39];2)" table:style-name="ce2">
            <text:p>02/01/17</text:p>
          </table:table-cell>
          <table:table-cell office:value-type="date" office:date-value="2017-03-10T00:00:00" table:formula="of:=VLOOKUP([.C2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hapada dos Guimarã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0];[corn_2nd_crop.I$4:.K$39];2)" table:style-name="ce2">
            <text:p>02/01/17</text:p>
          </table:table-cell>
          <table:table-cell office:value-type="date" office:date-value="2017-03-10T00:00:00" table:formula="of:=VLOOKUP([.C3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láu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1];[corn_2nd_crop.I$4:.K$39];2)" table:style-name="ce2">
            <text:p>02/01/17</text:p>
          </table:table-cell>
          <table:table-cell office:value-type="date" office:date-value="2017-03-10T00:00:00" table:formula="of:=VLOOKUP([.C3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calinh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32];[corn_2nd_crop.I$4:.K$39];2)" table:style-name="ce2">
            <text:p>02/01/17</text:p>
          </table:table-cell>
          <table:table-cell office:value-type="date" office:date-value="2017-02-20T00:00:00" table:formula="of:=VLOOKUP([.C32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líder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3];[corn_2nd_crop.I$4:.K$39];2)" table:style-name="ce2">
            <text:p>02/01/17</text:p>
          </table:table-cell>
          <table:table-cell office:value-type="date" office:date-value="2017-03-10T00:00:00" table:formula="of:=VLOOKUP([.C3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lniz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4];[corn_2nd_crop.I$4:.K$39];2)" table:style-name="ce2">
            <text:p>02/01/17</text:p>
          </table:table-cell>
          <table:table-cell office:value-type="date" office:date-value="2017-03-10T00:00:00" table:formula="of:=VLOOKUP([.C3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modor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5];[corn_2nd_crop.I$4:.K$39];2)" table:style-name="ce2">
            <text:p>02/01/17</text:p>
          </table:table-cell>
          <table:table-cell office:value-type="date" office:date-value="2017-03-10T00:00:00" table:formula="of:=VLOOKUP([.C3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fres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6];[corn_2nd_crop.I$4:.K$39];2)" table:style-name="ce2">
            <text:p>02/01/17</text:p>
          </table:table-cell>
          <table:table-cell office:value-type="date" office:date-value="2017-03-10T00:00:00" table:formula="of:=VLOOKUP([.C3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nquista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7];[corn_2nd_crop.I$4:.K$39];2)" table:style-name="ce2">
            <text:p>02/01/17</text:p>
          </table:table-cell>
          <table:table-cell office:value-type="date" office:date-value="2017-03-10T00:00:00" table:formula="of:=VLOOKUP([.C3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otriguaç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8];[corn_2nd_crop.I$4:.K$39];2)" table:style-name="ce2">
            <text:p>02/01/17</text:p>
          </table:table-cell>
          <table:table-cell office:value-type="date" office:date-value="2017-03-10T00:00:00" table:formula="of:=VLOOKUP([.C3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uiab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39];[corn_2nd_crop.I$4:.K$39];2)" table:style-name="ce2">
            <text:p>02/01/17</text:p>
          </table:table-cell>
          <table:table-cell office:value-type="date" office:date-value="2017-03-10T00:00:00" table:formula="of:=VLOOKUP([.C3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Curv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0];[corn_2nd_crop.I$4:.K$39];2)" table:style-name="ce2">
            <text:p>02/01/17</text:p>
          </table:table-cell>
          <table:table-cell office:value-type="date" office:date-value="2017-03-10T00:00:00" table:formula="of:=VLOOKUP([.C4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enis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1];[corn_2nd_crop.I$4:.K$39];2)" table:style-name="ce2">
            <text:p>02/01/17</text:p>
          </table:table-cell>
          <table:table-cell office:value-type="date" office:date-value="2017-03-10T00:00:00" table:formula="of:=VLOOKUP([.C4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iamantin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2];[corn_2nd_crop.I$4:.K$39];2)" table:style-name="ce2">
            <text:p>02/01/17</text:p>
          </table:table-cell>
          <table:table-cell office:value-type="date" office:date-value="2017-03-10T00:00:00" table:formula="of:=VLOOKUP([.C4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Dom Aquin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3];[corn_2nd_crop.I$4:.K$39];2)" table:style-name="ce2">
            <text:p>02/01/17</text:p>
          </table:table-cell>
          <table:table-cell office:value-type="date" office:date-value="2017-02-28T00:00:00" table:formula="of:=VLOOKUP([.C4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eliz Nat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4];[corn_2nd_crop.I$4:.K$39];2)" table:style-name="ce2">
            <text:p>02/01/17</text:p>
          </table:table-cell>
          <table:table-cell office:value-type="date" office:date-value="2017-03-10T00:00:00" table:formula="of:=VLOOKUP([.C4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Figueirópolis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5];[corn_2nd_crop.I$4:.K$39];2)" table:style-name="ce2">
            <text:p>02/01/17</text:p>
          </table:table-cell>
          <table:table-cell office:value-type="date" office:date-value="2017-03-10T00:00:00" table:formula="of:=VLOOKUP([.C4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aúcha do Nor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6];[corn_2nd_crop.I$4:.K$39];2)" table:style-name="ce2">
            <text:p>02/01/17</text:p>
          </table:table-cell>
          <table:table-cell office:value-type="date" office:date-value="2017-02-28T00:00:00" table:formula="of:=VLOOKUP([.C4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eneral Carneir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7];[corn_2nd_crop.I$4:.K$39];2)" table:style-name="ce2">
            <text:p>02/01/17</text:p>
          </table:table-cell>
          <table:table-cell office:value-type="date" office:date-value="2017-02-28T00:00:00" table:formula="of:=VLOOKUP([.C4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lória d'Oes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48];[corn_2nd_crop.I$4:.K$39];2)" table:style-name="ce2">
            <text:p>02/01/17</text:p>
          </table:table-cell>
          <table:table-cell office:value-type="date" office:date-value="2017-02-28T00:00:00" table:formula="of:=VLOOKUP([.C4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uarantã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49];[corn_2nd_crop.I$4:.K$39];2)" table:style-name="ce2">
            <text:p>02/01/17</text:p>
          </table:table-cell>
          <table:table-cell office:value-type="date" office:date-value="2017-03-10T00:00:00" table:formula="of:=VLOOKUP([.C4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Guirating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50];[corn_2nd_crop.I$4:.K$39];2)" table:style-name="ce2">
            <text:p>02/01/17</text:p>
          </table:table-cell>
          <table:table-cell office:value-type="date" office:date-value="2017-02-28T00:00:00" table:formula="of:=VLOOKUP([.C50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ndiavaí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1];[corn_2nd_crop.I$4:.K$39];2)" table:style-name="ce2">
            <text:p>02/01/17</text:p>
          </table:table-cell>
          <table:table-cell office:value-type="date" office:date-value="2017-03-10T00:00:00" table:formula="of:=VLOOKUP([.C5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pirang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2];[corn_2nd_crop.I$4:.K$39];2)" table:style-name="ce2">
            <text:p>02/01/17</text:p>
          </table:table-cell>
          <table:table-cell office:value-type="date" office:date-value="2017-03-10T00:00:00" table:formula="of:=VLOOKUP([.C5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anhang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3];[corn_2nd_crop.I$4:.K$39];2)" table:style-name="ce2">
            <text:p>02/01/17</text:p>
          </table:table-cell>
          <table:table-cell office:value-type="date" office:date-value="2017-03-10T00:00:00" table:formula="of:=VLOOKUP([.C5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aúb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4];[corn_2nd_crop.I$4:.K$39];2)" table:style-name="ce2">
            <text:p>02/01/17</text:p>
          </table:table-cell>
          <table:table-cell office:value-type="date" office:date-value="2017-03-10T00:00:00" table:formula="of:=VLOOKUP([.C5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Itiqui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5];[corn_2nd_crop.I$4:.K$39];2)" table:style-name="ce2">
            <text:p>02/01/17</text:p>
          </table:table-cell>
          <table:table-cell office:value-type="date" office:date-value="2017-03-10T00:00:00" table:formula="of:=VLOOKUP([.C5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cia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6];[corn_2nd_crop.I$4:.K$39];2)" table:style-name="ce2">
            <text:p>02/01/17</text:p>
          </table:table-cell>
          <table:table-cell office:value-type="date" office:date-value="2017-03-10T00:00:00" table:formula="of:=VLOOKUP([.C5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nga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7];[corn_2nd_crop.I$4:.K$39];2)" table:style-name="ce2">
            <text:p>02/01/17</text:p>
          </table:table-cell>
          <table:table-cell office:value-type="date" office:date-value="2017-03-10T00:00:00" table:formula="of:=VLOOKUP([.C5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aur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8];[corn_2nd_crop.I$4:.K$39];2)" table:style-name="ce2">
            <text:p>02/01/17</text:p>
          </table:table-cell>
          <table:table-cell office:value-type="date" office:date-value="2017-03-10T00:00:00" table:formula="of:=VLOOKUP([.C5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a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59];[corn_2nd_crop.I$4:.K$39];2)" table:style-name="ce2">
            <text:p>02/01/17</text:p>
          </table:table-cell>
          <table:table-cell office:value-type="date" office:date-value="2017-03-10T00:00:00" table:formula="of:=VLOOKUP([.C5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í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0];[corn_2nd_crop.I$4:.K$39];2)" table:style-name="ce2">
            <text:p>02/01/17</text:p>
          </table:table-cell>
          <table:table-cell office:value-type="date" office:date-value="2017-03-10T00:00:00" table:formula="of:=VLOOKUP([.C6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rue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1];[corn_2nd_crop.I$4:.K$39];2)" table:style-name="ce2">
            <text:p>02/01/17</text:p>
          </table:table-cell>
          <table:table-cell office:value-type="date" office:date-value="2017-03-10T00:00:00" table:formula="of:=VLOOKUP([.C6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Juscimei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62];[corn_2nd_crop.I$4:.K$39];2)" table:style-name="ce2">
            <text:p>02/01/17</text:p>
          </table:table-cell>
          <table:table-cell office:value-type="date" office:date-value="2017-02-28T00:00:00" table:formula="of:=VLOOKUP([.C6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ambari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3];[corn_2nd_crop.I$4:.K$39];2)" table:style-name="ce2">
            <text:p>02/01/17</text:p>
          </table:table-cell>
          <table:table-cell office:value-type="date" office:date-value="2017-03-10T00:00:00" table:formula="of:=VLOOKUP([.C6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ucas do Rio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4];[corn_2nd_crop.I$4:.K$39];2)" table:style-name="ce2">
            <text:p>02/01/17</text:p>
          </table:table-cell>
          <table:table-cell office:value-type="date" office:date-value="2017-03-10T00:00:00" table:formula="of:=VLOOKUP([.C6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Lucia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65];[corn_2nd_crop.I$4:.K$39];2)" table:style-name="ce2">
            <text:p>02/01/17</text:p>
          </table:table-cell>
          <table:table-cell office:value-type="date" office:date-value="2017-02-28T00:00:00" table:formula="of:=VLOOKUP([.C6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rc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6];[corn_2nd_crop.I$4:.K$39];2)" table:style-name="ce2">
            <text:p>02/01/17</text:p>
          </table:table-cell>
          <table:table-cell office:value-type="date" office:date-value="2017-03-10T00:00:00" table:formula="of:=VLOOKUP([.C6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atup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7];[corn_2nd_crop.I$4:.K$39];2)" table:style-name="ce2">
            <text:p>02/01/17</text:p>
          </table:table-cell>
          <table:table-cell office:value-type="date" office:date-value="2017-03-10T00:00:00" table:formula="of:=VLOOKUP([.C6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Mirassol d'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8];[corn_2nd_crop.I$4:.K$39];2)" table:style-name="ce2">
            <text:p>02/01/17</text:p>
          </table:table-cell>
          <table:table-cell office:value-type="date" office:date-value="2017-03-10T00:00:00" table:formula="of:=VLOOKUP([.C6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br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69];[corn_2nd_crop.I$4:.K$39];2)" table:style-name="ce2">
            <text:p>02/01/17</text:p>
          </table:table-cell>
          <table:table-cell office:value-type="date" office:date-value="2017-03-10T00:00:00" table:formula="of:=VLOOKUP([.C6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rte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0];[corn_2nd_crop.I$4:.K$39];2)" table:style-name="ce2">
            <text:p>02/01/17</text:p>
          </table:table-cell>
          <table:table-cell office:value-type="date" office:date-value="2017-03-10T00:00:00" table:formula="of:=VLOOKUP([.C7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ssa Senhora do Livrament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71];[corn_2nd_crop.I$4:.K$39];2)" table:style-name="ce2">
            <text:p>02/01/17</text:p>
          </table:table-cell>
          <table:table-cell office:value-type="date" office:date-value="2017-02-28T00:00:00" table:formula="of:=VLOOKUP([.C7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Bandeirante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2];[corn_2nd_crop.I$4:.K$39];2)" table:style-name="ce2">
            <text:p>02/01/17</text:p>
          </table:table-cell>
          <table:table-cell office:value-type="date" office:date-value="2017-03-10T00:00:00" table:formula="of:=VLOOKUP([.C7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Brasi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3];[corn_2nd_crop.I$4:.K$39];2)" table:style-name="ce2">
            <text:p>02/01/17</text:p>
          </table:table-cell>
          <table:table-cell office:value-type="date" office:date-value="2017-03-10T00:00:00" table:formula="of:=VLOOKUP([.C7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Canaã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4];[corn_2nd_crop.I$4:.K$39];2)" table:style-name="ce2">
            <text:p>02/01/17</text:p>
          </table:table-cell>
          <table:table-cell office:value-type="date" office:date-value="2017-03-10T00:00:00" table:formula="of:=VLOOKUP([.C7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Guari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5];[corn_2nd_crop.I$4:.K$39];2)" table:style-name="ce2">
            <text:p>02/01/17</text:p>
          </table:table-cell>
          <table:table-cell office:value-type="date" office:date-value="2017-03-10T00:00:00" table:formula="of:=VLOOKUP([.C7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Lacer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6];[corn_2nd_crop.I$4:.K$39];2)" table:style-name="ce2">
            <text:p>02/01/17</text:p>
          </table:table-cell>
          <table:table-cell office:value-type="date" office:date-value="2017-03-10T00:00:00" table:formula="of:=VLOOKUP([.C7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ari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7];[corn_2nd_crop.I$4:.K$39];2)" table:style-name="ce2">
            <text:p>02/01/17</text:p>
          </table:table-cell>
          <table:table-cell office:value-type="date" office:date-value="2017-03-10T00:00:00" table:formula="of:=VLOOKUP([.C7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aringá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8];[corn_2nd_crop.I$4:.K$39];2)" table:style-name="ce2">
            <text:p>02/01/17</text:p>
          </table:table-cell>
          <table:table-cell office:value-type="date" office:date-value="2017-03-10T00:00:00" table:formula="of:=VLOOKUP([.C7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onte ver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79];[corn_2nd_crop.I$4:.K$39];2)" table:style-name="ce2">
            <text:p>02/01/17</text:p>
          </table:table-cell>
          <table:table-cell office:value-type="date" office:date-value="2017-03-10T00:00:00" table:formula="of:=VLOOKUP([.C7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Mutum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0];[corn_2nd_crop.I$4:.K$39];2)" table:style-name="ce2">
            <text:p>02/01/17</text:p>
          </table:table-cell>
          <table:table-cell office:value-type="date" office:date-value="2017-03-10T00:00:00" table:formula="of:=VLOOKUP([.C8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Nazaré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1];[corn_2nd_crop.I$4:.K$39];2)" table:style-name="ce2">
            <text:p>02/01/17</text:p>
          </table:table-cell>
          <table:table-cell office:value-type="date" office:date-value="2017-02-20T00:00:00" table:formula="of:=VLOOKUP([.C81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Olímp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2];[corn_2nd_crop.I$4:.K$39];2)" table:style-name="ce2">
            <text:p>02/01/17</text:p>
          </table:table-cell>
          <table:table-cell office:value-type="date" office:date-value="2017-03-10T00:00:00" table:formula="of:=VLOOKUP([.C8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Santa Helen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3];[corn_2nd_crop.I$4:.K$39];2)" table:style-name="ce2">
            <text:p>02/01/17</text:p>
          </table:table-cell>
          <table:table-cell office:value-type="date" office:date-value="2017-03-10T00:00:00" table:formula="of:=VLOOKUP([.C8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Ubirat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4];[corn_2nd_crop.I$4:.K$39];2)" table:style-name="ce2">
            <text:p>02/01/17</text:p>
          </table:table-cell>
          <table:table-cell office:value-type="date" office:date-value="2017-03-10T00:00:00" table:formula="of:=VLOOKUP([.C8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a Xavantina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5];[corn_2nd_crop.I$4:.K$39];2)" table:style-name="ce2">
            <text:p>02/01/17</text:p>
          </table:table-cell>
          <table:table-cell office:value-type="date" office:date-value="2017-02-20T00:00:00" table:formula="of:=VLOOKUP([.C85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Horizonte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6];[corn_2nd_crop.I$4:.K$39];2)" table:style-name="ce2">
            <text:p>02/01/17</text:p>
          </table:table-cell>
          <table:table-cell office:value-type="date" office:date-value="2017-03-10T00:00:00" table:formula="of:=VLOOKUP([.C8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Mund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87];[corn_2nd_crop.I$4:.K$39];2)" table:style-name="ce2">
            <text:p>02/01/17</text:p>
          </table:table-cell>
          <table:table-cell office:value-type="date" office:date-value="2017-03-10T00:00:00" table:formula="of:=VLOOKUP([.C8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Santo Antônio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date" office:date-value="2017-02-01T00:00:00" table:formula="of:=VLOOKUP([.B88];[corn_2nd_crop.I$4:.K$39];2)" table:style-name="ce2">
            <text:p>02/01/17</text:p>
          </table:table-cell>
          <table:table-cell office:value-type="date" office:date-value="2017-02-20T00:00:00" table:formula="of:=VLOOKUP([.C88];[corn_2nd_crop.I$4:.K$39];3)" table:style-name="ce2">
            <text:p>02/2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Novo São Joaquim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89];[corn_2nd_crop.I$4:.K$39];2)" table:style-name="ce2">
            <text:p>02/01/17</text:p>
          </table:table-cell>
          <table:table-cell office:value-type="date" office:date-value="2017-02-28T00:00:00" table:formula="of:=VLOOKUP([.C8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aranaít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0];[corn_2nd_crop.I$4:.K$39];2)" table:style-name="ce2">
            <text:p>02/01/17</text:p>
          </table:table-cell>
          <table:table-cell office:value-type="date" office:date-value="2017-03-10T00:00:00" table:formula="of:=VLOOKUP([.C9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aranating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1];[corn_2nd_crop.I$4:.K$39];2)" table:style-name="ce2">
            <text:p>02/01/17</text:p>
          </table:table-cell>
          <table:table-cell office:value-type="date" office:date-value="2017-02-28T00:00:00" table:formula="of:=VLOOKUP([.C9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dra Pret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2];[corn_2nd_crop.I$4:.K$39];2)" table:style-name="ce2">
            <text:p>02/01/17</text:p>
          </table:table-cell>
          <table:table-cell office:value-type="date" office:date-value="2017-02-28T00:00:00" table:formula="of:=VLOOKUP([.C9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eixoto de Azeved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3];[corn_2nd_crop.I$4:.K$39];2)" table:style-name="ce2">
            <text:p>02/01/17</text:p>
          </table:table-cell>
          <table:table-cell office:value-type="date" office:date-value="2017-03-10T00:00:00" table:formula="of:=VLOOKUP([.C9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lanalto da Ser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4];[corn_2nd_crop.I$4:.K$39];2)" table:style-name="ce2">
            <text:p>02/01/17</text:p>
          </table:table-cell>
          <table:table-cell office:value-type="date" office:date-value="2017-02-28T00:00:00" table:formula="of:=VLOOKUP([.C94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coné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5];[corn_2nd_crop.I$4:.K$39];2)" table:style-name="ce2">
            <text:p>02/01/17</text:p>
          </table:table-cell>
          <table:table-cell office:value-type="date" office:date-value="2017-02-28T00:00:00" table:formula="of:=VLOOKUP([.C9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al do Araguai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6];[corn_2nd_crop.I$4:.K$39];2)" table:style-name="ce2">
            <text:p>02/01/17</text:p>
          </table:table-cell>
          <table:table-cell office:value-type="date" office:date-value="2017-02-28T00:00:00" table:formula="of:=VLOOKUP([.C9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e Branc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97];[corn_2nd_crop.I$4:.K$39];2)" table:style-name="ce2">
            <text:p>02/01/17</text:p>
          </table:table-cell>
          <table:table-cell office:value-type="date" office:date-value="2017-02-28T00:00:00" table:formula="of:=VLOOKUP([.C9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ntes e Lacerd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8];[corn_2nd_crop.I$4:.K$39];2)" table:style-name="ce2">
            <text:p>02/01/17</text:p>
          </table:table-cell>
          <table:table-cell office:value-type="date" office:date-value="2017-03-10T00:00:00" table:formula="of:=VLOOKUP([.C9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Alegre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99];[corn_2nd_crop.I$4:.K$39];2)" table:style-name="ce2">
            <text:p>02/01/17</text:p>
          </table:table-cell>
          <table:table-cell office:value-type="date" office:date-value="2017-03-10T00:00:00" table:formula="of:=VLOOKUP([.C9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dos Gaúch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0];[corn_2nd_crop.I$4:.K$39];2)" table:style-name="ce2">
            <text:p>02/01/17</text:p>
          </table:table-cell>
          <table:table-cell office:value-type="date" office:date-value="2017-03-10T00:00:00" table:formula="of:=VLOOKUP([.C10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Esperidiã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1];[corn_2nd_crop.I$4:.K$39];2)" table:style-name="ce2">
            <text:p>02/01/17</text:p>
          </table:table-cell>
          <table:table-cell office:value-type="date" office:date-value="2017-03-10T00:00:00" table:formula="of:=VLOOKUP([.C10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rto Estrel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2];[corn_2nd_crop.I$4:.K$39];2)" table:style-name="ce2">
            <text:p>02/01/17</text:p>
          </table:table-cell>
          <table:table-cell office:value-type="date" office:date-value="2017-03-10T00:00:00" table:formula="of:=VLOOKUP([.C10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oxoréu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3];[corn_2nd_crop.I$4:.K$39];2)" table:style-name="ce2">
            <text:p>02/01/17</text:p>
          </table:table-cell>
          <table:table-cell office:value-type="date" office:date-value="2017-02-28T00:00:00" table:formula="of:=VLOOKUP([.C103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Primavera do L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4];[corn_2nd_crop.I$4:.K$39];2)" table:style-name="ce2">
            <text:p>02/01/17</text:p>
          </table:table-cell>
          <table:table-cell office:value-type="date" office:date-value="2017-03-10T00:00:00" table:formula="of:=VLOOKUP([.C10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Querênc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5];[corn_2nd_crop.I$4:.K$39];2)" table:style-name="ce2">
            <text:p>02/01/17</text:p>
          </table:table-cell>
          <table:table-cell office:value-type="date" office:date-value="2017-03-10T00:00:00" table:formula="of:=VLOOKUP([.C10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eserva do Cabaç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6];[corn_2nd_crop.I$4:.K$39];2)" table:style-name="ce2">
            <text:p>02/01/17</text:p>
          </table:table-cell>
          <table:table-cell office:value-type="date" office:date-value="2017-03-10T00:00:00" table:formula="of:=VLOOKUP([.C10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beirão Cascalheir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7];[corn_2nd_crop.I$4:.K$39];2)" table:style-name="ce2">
            <text:p>02/01/17</text:p>
          </table:table-cell>
          <table:table-cell office:value-type="date" office:date-value="2017-02-28T00:00:00" table:formula="of:=VLOOKUP([.C10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beirãozinh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08];[corn_2nd_crop.I$4:.K$39];2)" table:style-name="ce2">
            <text:p>02/01/17</text:p>
          </table:table-cell>
          <table:table-cell office:value-type="date" office:date-value="2017-02-28T00:00:00" table:formula="of:=VLOOKUP([.C10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io Branc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09];[corn_2nd_crop.I$4:.K$39];2)" table:style-name="ce2">
            <text:p>02/01/17</text:p>
          </table:table-cell>
          <table:table-cell office:value-type="date" office:date-value="2017-03-10T00:00:00" table:formula="of:=VLOOKUP([.C10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ndolând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0];[corn_2nd_crop.I$4:.K$39];2)" table:style-name="ce2">
            <text:p>02/01/17</text:p>
          </table:table-cell>
          <table:table-cell office:value-type="date" office:date-value="2017-03-10T00:00:00" table:formula="of:=VLOOKUP([.C11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ndonópolis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1];[corn_2nd_crop.I$4:.K$39];2)" table:style-name="ce2">
            <text:p>02/01/17</text:p>
          </table:table-cell>
          <table:table-cell office:value-type="date" office:date-value="2017-02-28T00:00:00" table:formula="of:=VLOOKUP([.C111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Rosário Oes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2];[corn_2nd_crop.I$4:.K$39];2)" table:style-name="ce2">
            <text:p>02/01/17</text:p>
          </table:table-cell>
          <table:table-cell office:value-type="date" office:date-value="2017-03-10T00:00:00" table:formula="of:=VLOOKUP([.C11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lto do Cé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3];[corn_2nd_crop.I$4:.K$39];2)" table:style-name="ce2">
            <text:p>02/01/17</text:p>
          </table:table-cell>
          <table:table-cell office:value-type="date" office:date-value="2017-03-10T00:00:00" table:formula="of:=VLOOKUP([.C11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Carmem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4];[corn_2nd_crop.I$4:.K$39];2)" table:style-name="ce2">
            <text:p>02/01/17</text:p>
          </table:table-cell>
          <table:table-cell office:value-type="date" office:date-value="2017-03-10T00:00:00" table:formula="of:=VLOOKUP([.C11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Cruz do Xing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5];[corn_2nd_crop.I$4:.K$39];2)" table:style-name="ce2">
            <text:p>02/01/17</text:p>
          </table:table-cell>
          <table:table-cell office:value-type="date" office:date-value="2017-03-10T00:00:00" table:formula="of:=VLOOKUP([.C11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Rita do Trivelat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6];[corn_2nd_crop.I$4:.K$39];2)" table:style-name="ce2">
            <text:p>02/01/17</text:p>
          </table:table-cell>
          <table:table-cell office:value-type="date" office:date-value="2017-03-10T00:00:00" table:formula="of:=VLOOKUP([.C116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a Terezinh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7];[corn_2nd_crop.I$4:.K$39];2)" table:style-name="ce2">
            <text:p>02/01/17</text:p>
          </table:table-cell>
          <table:table-cell office:value-type="date" office:date-value="2017-02-28T00:00:00" table:formula="of:=VLOOKUP([.C117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fons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18];[corn_2nd_crop.I$4:.K$39];2)" table:style-name="ce2">
            <text:p>02/01/17</text:p>
          </table:table-cell>
          <table:table-cell office:value-type="date" office:date-value="2017-03-10T00:00:00" table:formula="of:=VLOOKUP([.C11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ntônio do Leste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19];[corn_2nd_crop.I$4:.K$39];2)" table:style-name="ce2">
            <text:p>02/01/17</text:p>
          </table:table-cell>
          <table:table-cell office:value-type="date" office:date-value="2017-02-28T00:00:00" table:formula="of:=VLOOKUP([.C119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nto Antônio do Leverger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0];[corn_2nd_crop.I$4:.K$39];2)" table:style-name="ce2">
            <text:p>02/01/17</text:p>
          </table:table-cell>
          <table:table-cell office:value-type="date" office:date-value="2017-02-28T00:00:00" table:formula="of:=VLOOKUP([.C120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Félix do Araguai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1];[corn_2nd_crop.I$4:.K$39];2)" table:style-name="ce2">
            <text:p>02/01/17</text:p>
          </table:table-cell>
          <table:table-cell office:value-type="date" office:date-value="2017-03-10T00:00:00" table:formula="of:=VLOOKUP([.C12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Pov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2];[corn_2nd_crop.I$4:.K$39];2)" table:style-name="ce2">
            <text:p>02/01/17</text:p>
          </table:table-cell>
          <table:table-cell office:value-type="date" office:date-value="2017-02-28T00:00:00" table:formula="of:=VLOOKUP([.C12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Rio Clar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3];[corn_2nd_crop.I$4:.K$39];2)" table:style-name="ce2">
            <text:p>02/01/17</text:p>
          </table:table-cell>
          <table:table-cell office:value-type="date" office:date-value="2017-03-10T00:00:00" table:formula="of:=VLOOKUP([.C12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 Xingu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4];[corn_2nd_crop.I$4:.K$39];2)" table:style-name="ce2">
            <text:p>02/01/17</text:p>
          </table:table-cell>
          <table:table-cell office:value-type="date" office:date-value="2017-03-10T00:00:00" table:formula="of:=VLOOKUP([.C12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José dos Quatro Marc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5];[corn_2nd_crop.I$4:.K$39];2)" table:style-name="ce2">
            <text:p>02/01/17</text:p>
          </table:table-cell>
          <table:table-cell office:value-type="date" office:date-value="2017-03-10T00:00:00" table:formula="of:=VLOOKUP([.C125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ão Pedro da Cip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6];[corn_2nd_crop.I$4:.K$39];2)" table:style-name="ce2">
            <text:p>02/01/17</text:p>
          </table:table-cell>
          <table:table-cell office:value-type="date" office:date-value="2017-02-28T00:00:00" table:formula="of:=VLOOKUP([.C12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apeza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7];[corn_2nd_crop.I$4:.K$39];2)" table:style-name="ce2">
            <text:p>02/01/17</text:p>
          </table:table-cell>
          <table:table-cell office:value-type="date" office:date-value="2017-03-10T00:00:00" table:formula="of:=VLOOKUP([.C12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erra Nova Dourad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28];[corn_2nd_crop.I$4:.K$39];2)" table:style-name="ce2">
            <text:p>02/01/17</text:p>
          </table:table-cell>
          <table:table-cell office:value-type="date" office:date-value="2017-02-28T00:00:00" table:formula="of:=VLOOKUP([.C128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inop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29];[corn_2nd_crop.I$4:.K$39];2)" table:style-name="ce2">
            <text:p>02/01/17</text:p>
          </table:table-cell>
          <table:table-cell office:value-type="date" office:date-value="2017-03-10T00:00:00" table:formula="of:=VLOOKUP([.C12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Sorriso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0];[corn_2nd_crop.I$4:.K$39];2)" table:style-name="ce2">
            <text:p>02/01/17</text:p>
          </table:table-cell>
          <table:table-cell office:value-type="date" office:date-value="2017-03-10T00:00:00" table:formula="of:=VLOOKUP([.C13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baporã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1];[corn_2nd_crop.I$4:.K$39];2)" table:style-name="ce2">
            <text:p>02/01/17</text:p>
          </table:table-cell>
          <table:table-cell office:value-type="date" office:date-value="2017-03-10T00:00:00" table:formula="of:=VLOOKUP([.C13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ngará da Ser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2];[corn_2nd_crop.I$4:.K$39];2)" table:style-name="ce2">
            <text:p>02/01/17</text:p>
          </table:table-cell>
          <table:table-cell office:value-type="date" office:date-value="2017-03-10T00:00:00" table:formula="of:=VLOOKUP([.C132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apurah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3];[corn_2nd_crop.I$4:.K$39];2)" table:style-name="ce2">
            <text:p>02/01/17</text:p>
          </table:table-cell>
          <table:table-cell office:value-type="date" office:date-value="2017-03-10T00:00:00" table:formula="of:=VLOOKUP([.C13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rra Nova do Nort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4];[corn_2nd_crop.I$4:.K$39];2)" table:style-name="ce2">
            <text:p>02/01/17</text:p>
          </table:table-cell>
          <table:table-cell office:value-type="date" office:date-value="2017-03-10T00:00:00" table:formula="of:=VLOOKUP([.C134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esouro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35];[corn_2nd_crop.I$4:.K$39];2)" table:style-name="ce2">
            <text:p>02/01/17</text:p>
          </table:table-cell>
          <table:table-cell office:value-type="date" office:date-value="2017-02-28T00:00:00" table:formula="of:=VLOOKUP([.C135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orixoréu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36];[corn_2nd_crop.I$4:.K$39];2)" table:style-name="ce2">
            <text:p>02/01/17</text:p>
          </table:table-cell>
          <table:table-cell office:value-type="date" office:date-value="2017-02-28T00:00:00" table:formula="of:=VLOOKUP([.C136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União do Sul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7];[corn_2nd_crop.I$4:.K$39];2)" table:style-name="ce2">
            <text:p>02/01/17</text:p>
          </table:table-cell>
          <table:table-cell office:value-type="date" office:date-value="2017-03-10T00:00:00" table:formula="of:=VLOOKUP([.C137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ale de São Domingos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8];[corn_2nd_crop.I$4:.K$39];2)" table:style-name="ce2">
            <text:p>02/01/17</text:p>
          </table:table-cell>
          <table:table-cell office:value-type="date" office:date-value="2017-03-10T00:00:00" table:formula="of:=VLOOKUP([.C138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árzea Gran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39];[corn_2nd_crop.I$4:.K$39];2)" table:style-name="ce2">
            <text:p>02/01/17</text:p>
          </table:table-cell>
          <table:table-cell office:value-type="date" office:date-value="2017-03-10T00:00:00" table:formula="of:=VLOOKUP([.C139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era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0];[corn_2nd_crop.I$4:.K$39];2)" table:style-name="ce2">
            <text:p>02/01/17</text:p>
          </table:table-cell>
          <table:table-cell office:value-type="date" office:date-value="2017-03-10T00:00:00" table:formula="of:=VLOOKUP([.C140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a Bela da Santíssima Trindade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1];[corn_2nd_crop.I$4:.K$39];2)" table:style-name="ce2">
            <text:p>02/01/17</text:p>
          </table:table-cell>
          <table:table-cell office:value-type="date" office:date-value="2017-03-10T00:00:00" table:formula="of:=VLOOKUP([.C141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Vila Rica</text:p>
          </table:table-cell>
          <table:table-cell office:value-type="float" office:value="4" table:style-name="ce6">
            <text:p>4</text:p>
          </table:table-cell>
          <table:table-cell office:value-type="float" office:value="6" table:style-name="ce6">
            <text:p>6</text:p>
          </table:table-cell>
          <table:table-cell office:value-type="date" office:date-value="2017-02-01T00:00:00" table:formula="of:=VLOOKUP([.B142];[corn_2nd_crop.I$4:.K$39];2)" table:style-name="ce2">
            <text:p>02/01/17</text:p>
          </table:table-cell>
          <table:table-cell office:value-type="date" office:date-value="2017-02-28T00:00:00" table:formula="of:=VLOOKUP([.C142];[corn_2nd_crop.I$4:.K$39];3)" table:style-name="ce2">
            <text:p>02/28/17</text:p>
          </table:table-cell>
          <table:table-cell table:number-columns-repeated="16379"/>
        </table:table-row>
        <table:table-row table:style-name="ro1">
          <table:table-cell office:value-type="string" table:style-name="ce5">
            <text:p>Total Result</text:p>
          </table:table-cell>
          <table:table-cell office:value-type="float" office:value="4" table:style-name="ce6">
            <text:p>4</text:p>
          </table:table-cell>
          <table:table-cell office:value-type="float" office:value="7" table:style-name="ce6">
            <text:p>7</text:p>
          </table:table-cell>
          <table:table-cell office:value-type="date" office:date-value="2017-02-01T00:00:00" table:formula="of:=VLOOKUP([.B143];[corn_2nd_crop.I$4:.K$39];2)" table:style-name="ce2">
            <text:p>02/01/17</text:p>
          </table:table-cell>
          <table:table-cell office:value-type="date" office:date-value="2017-03-10T00:00:00" table:formula="of:=VLOOKUP([.C143];[corn_2nd_crop.I$4:.K$39];3)" table:style-name="ce2">
            <text:p>03/10/17</text:p>
          </table:table-cell>
          <table:table-cell table:number-columns-repeated="16379"/>
        </table:table-row>
        <table:table-row table:style-name="ro1">
          <table:table-cell table:style-name="ce7"/>
          <table:table-cell table:number-columns-repeated="2" table:style-name="ce8"/>
          <table:table-cell table:number-columns-repeated="16381" table:style-name="ce1"/>
        </table:table-row>
        <table:table-row table:number-rows-repeated="1048432" table:style-name="ro1">
          <table:table-cell table:number-columns-repeated="16384"/>
        </table:table-row>
      </table:table>
      <table:named-expressions>
        <table:named-expression table:name="IQ_CH" table:expression="of:=110000" table:base-cell-address="soy.$A$1"/>
        <table:named-expression table:name="IQ_CQ" table:expression="of:=5000" table:base-cell-address="soy.$A$1"/>
        <table:named-expression table:name="IQ_CY" table:expression="of:=10000" table:base-cell-address="soy.$A$1"/>
        <table:named-expression table:name="IQ_DAILY" table:expression="of:=500000" table:base-cell-address="soy.$A$1"/>
        <table:named-expression table:name="IQ_FH" table:expression="of:=100000" table:base-cell-address="soy.$A$1"/>
        <table:named-expression table:name="IQ_FQ" table:expression="of:=500" table:base-cell-address="soy.$A$1"/>
        <table:named-expression table:name="IQ_FY" table:expression="of:=1000" table:base-cell-address="soy.$A$1"/>
        <table:named-expression table:name="IQ_LTM" table:expression="of:=2000" table:base-cell-address="soy.$A$1"/>
        <table:named-expression table:name="IQ_MONTH" table:expression="of:=15000" table:base-cell-address="soy.$A$1"/>
        <table:named-expression table:name="IQ_NTM" table:expression="of:=6000" table:base-cell-address="soy.$A$1"/>
        <table:named-expression table:name="IQ_WEEK" table:expression="of:=50000" table:base-cell-address="soy.$A$1"/>
        <table:named-expression table:name="IQ_YTD" table:expression="of:=3000" table:base-cell-address="soy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Daniel Victoria</meta:initial-creator>
    <dc:creator>Maus, Victor</dc:creator>
    <meta:creation-date>2018-05-10T16:37:16Z</meta:creation-date>
    <dc:date>2018-05-31T07:56:46Z</dc:date>
    <meta:editing-cycles>13</meta:editing-cycles>
    <meta:editing-duration>PT0S</meta:editing-duration>
    <meta:user-defined meta:name="{A44787D4-0540-4523-9961-78E4036D8C6D}">{8C425632-63B5-4F9D-A3CD-6C85C117D261}</meta:user-defined>
  </office:meta>
</office:document-meta>
</file>